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5">
      <style:graphic-properties draw:fill="none" draw:stroke="solid" svg:stroke-width="0.01042in" svg:stroke-color="#22c5ed" svg:stroke-opacity="80%" svg:stroke-linecap="round"/>
    </style:style>
    <style:style style:family="graphic" style:name="a656">
      <style:graphic-properties draw:fill="none" draw:stroke="solid" svg:stroke-width="0.01042in" svg:stroke-color="#22c5ed" svg:stroke-opacity="80%" svg:stroke-linecap="round"/>
    </style:style>
    <style:style style:family="graphic" style:name="a657">
      <style:graphic-properties draw:fill="none" draw:stroke="solid" svg:stroke-width="0.01042in" svg:stroke-color="#22c5ed" svg:stroke-opacity="80%" svg:stroke-linecap="round"/>
    </style:style>
    <style:style style:family="graphic" style:name="a658">
      <style:graphic-properties draw:fill="none" draw:stroke="solid" svg:stroke-width="0.03125in" svg:stroke-color="#22c5ed" svg:stroke-opacity="80%" svg:stroke-linecap="round"/>
    </style:style>
    <style:style style:family="graphic" style:name="a659">
      <style:graphic-properties draw:fill="none" draw:stroke="solid" svg:stroke-width="0.03125in" svg:stroke-color="#22c5ed" svg:stroke-opacity="80%" svg:stroke-linecap="round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gradient" draw:fill-gradient-name="a643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47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49">
      <style:graphic-properties style:protect="position size"/>
    </style:style>
    <style:style style:family="drawing-page" style:name="a661">
      <style:drawing-page-properties draw:fill="gradient" draw:fill-gradient-name="a6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gradient" draw:fill-gradient-name="a6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gradient" draw:fill-gradient-name="a6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7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7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7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</office:automatic-styles>
  <office:body>
    <office:presentation>
      <draw:page draw:name="Slide1" draw:style-name="a644" draw:master-page-name="Master1-Layout1-title-Titelfolie" presentation:presentation-page-layout-name="Master1-PPL1" draw:id="Slide-256">
        <draw:custom-shape svg:x="0in" svg:y="0in" svg:width="13.33333in" svg:height="7.5in" draw:id="id208" draw:style-name="a648" draw:name="Rectangle 7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209" draw:style-name="a649">
          <svg:title/>
          <svg:desc/>
          <draw:connector draw:type="line" svg:x1="13.32985in" svg:y1="1.55319in" svg:x2="11.85154in" svg:y2="3.0315in" draw:id="id212" draw:style-name="a655" draw:name="Straight Connector 10">
            <svg:title/>
            <svg:desc/>
          </draw:connector>
          <draw:connector draw:type="line" svg:x1="13.32985in" svg:y1="1.92084in" svg:x2="8.50069in" svg:y2="6.75in" draw:id="id213" draw:style-name="a656" draw:name="Straight Connector 11">
            <svg:title/>
            <svg:desc/>
          </draw:connector>
          <draw:connector draw:type="line" svg:x1="13.32985in" svg:y1="2.07424in" svg:x2="10.25839in" svg:y2="5.14571in" draw:id="id214" draw:style-name="a657" draw:name="Straight Connector 12">
            <svg:title/>
            <svg:desc/>
          </draw:connector>
          <draw:connector draw:type="line" svg:x1="13.32985in" svg:y1="1.82486in" svg:x2="10.50263in" svg:y2="4.65208in" draw:id="id215" draw:style-name="a658" draw:name="Straight Connector 13">
            <svg:title/>
            <svg:desc/>
          </draw:connector>
          <draw:connector draw:type="line" svg:x1="13.32985in" svg:y1="2.7187in" svg:x2="11.27307in" svg:y2="4.77549in" draw:id="id216" draw:style-name="a659" draw:name="Straight Connector 14">
            <svg:title/>
            <svg:desc/>
          </draw:connector>
        </draw:g>
        <draw:frame draw:id="id210" presentation:style-name="a653" draw:name="Titel 1" svg:x="0.74826in" svg:y="0.75in" svg:width="9.20918in" svg:height="3.25in" presentation:class="title" presentation:placeholder="false">
          <draw:text-box>
            <text:p text:style-name="a652" text:class-names="" text:cond-style-name=""><text:span text:style-name="a650" text:class-names="">Drei schichte Model von Datenbanken</text:span><text:span text:style-name="a651" text:class-names=""/></text:p>
          </draw:text-box>
          <svg:title/>
          <svg:desc/>
        </draw:frame>
        <draw:frame draw:id="id211" presentation:style-name="a654" draw:name="Untertitel 2" svg:x="0.74826in" svg:y="4.2037in" svg:width="7in" svg:height="2.12963in" presentation:class="subtitle" presentation:placeholder="true">
          <draw:text-box/>
          <svg:title/>
          <svg:desc/>
        </draw:frame>
      </draw:page>
      <draw:page draw:name="Slide2" draw:style-name="a661" draw:master-page-name="Master1-Layout2-obj-Titel-und-Inhalt" presentation:presentation-page-layout-name="Master1-PPL2" draw:id="Slide-257">
        <draw:frame draw:id="id217" presentation:style-name="a665" draw:name="Titel 1" svg:x="0.74826in" svg:y="0.75in" svg:width="9.33333in" svg:height="1.64815in" presentation:class="title" presentation:placeholder="false">
          <draw:text-box>
            <text:p text:style-name="a664" text:class-names="" text:cond-style-name=""><text:span text:style-name="a662" text:class-names="">Externe Ebene</text:span><text:span text:style-name="a663" text:class-names=""/></text:p>
          </draw:text-box>
          <svg:title/>
          <svg:desc/>
        </draw:frame>
        <draw:frame draw:id="id218" presentation:style-name="a680" draw:name="Inhaltsplatzhalter 2" svg:x="0.74826in" svg:y="2.875in" svg:width="9.33333in" svg:height="3.9537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6" text:class-names="">Die </text:span><text:span text:style-name="a667" text:class-names="">externe Ebene </text:span><text:span text:style-name="a668" text:class-names="">legt fest, welche Daten bestimmte Benutzer bzw. Programme sehen und bearbeiten können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Bei jedem Anwendungsprogramm kann externes Schema geben.</text:span></text:p>
              </text:list-item>
            </text:list>
            <text:list text:style-name="a679">
              <text:list-item>
                <text:p text:style-name="a678" text:class-names="" text:cond-style-name=""><text:span text:style-name="a674" text:class-names="">R</text:span><text:span text:style-name="a675" text:class-names="">epräsentiert<text:s text:c="1"/></text:span><text:span text:style-name="a676" text:class-names="">die Sichtweise der Datenbank für die Benutzer</text:span><text:span text:style-name="a677" text:class-names=""/></text:p>
              </text:list-item>
            </text:list>
          </draw:text-box>
          <svg:title/>
          <svg:desc/>
        </draw:frame>
      </draw:page>
      <draw:page draw:name="Slide3" draw:style-name="a682" draw:master-page-name="Master1-Layout2-obj-Titel-und-Inhalt" presentation:presentation-page-layout-name="Master1-PPL2" draw:id="Slide-258">
        <draw:frame draw:id="id219" presentation:style-name="a683" draw:name="Titel 1" svg:x="0.74826in" svg:y="4.90741in" svg:width="9.33333in" svg:height="1.64815in" presentation:class="title" presentation:placeholder="true">
          <draw:text-box/>
          <svg:title/>
          <svg:desc/>
        </draw:frame>
        <draw:frame draw:id="id220" presentation:style-name="a684" draw:name="Inhaltsplatzhalter 2" svg:x="0.74826in" svg:y="0.75in" svg:width="9.33333in" svg:height="3.9537in" presentation:class="outline" presentation:placeholder="true">
          <draw:text-box/>
          <svg:title/>
          <svg:desc/>
        </draw:frame>
      </draw:page>
      <draw:page draw:name="Slide4" draw:style-name="a686" draw:master-page-name="Master1-Layout2-obj-Titel-und-Inhalt" presentation:presentation-page-layout-name="Master1-PPL2" draw:id="Slide-259">
        <draw:frame draw:id="id221" presentation:style-name="a687" draw:name="Titel 1" svg:x="0.74826in" svg:y="4.90741in" svg:width="9.33333in" svg:height="1.64815in" presentation:class="title" presentation:placeholder="true">
          <draw:text-box/>
          <svg:title/>
          <svg:desc/>
        </draw:frame>
        <draw:frame draw:id="id222" presentation:style-name="a688" draw:name="Inhaltsplatzhalter 2" svg:x="0.74826in" svg:y="0.75in" svg:width="9.33333in" svg:height="3.953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el und Inhal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Abschnitts-&#10;überschrift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Zwei Inhalte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Vergleich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Nur Titel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Leer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Inhalt mit Überschrift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Bild mit Überschrift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abild mit Beschriftung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el und Beschriftung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Zitat mit Beschriftung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nskarte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Namenskarte für Zitat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Wahr oder Falsch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el und vertikaler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kaler Titel u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default-style style:family="graphic">
      <style:graphic-properties draw:fill="solid" draw:fill-color="#052f61" draw:opacity="100%" draw:stroke="solid" svg:stroke-width="0.01736in" svg:stroke-color="#011524" svg:stroke-opacity="100%" svg:stroke-linecap="round"/>
    </style:default-style>
    <draw:gradient draw:name="a0" draw:style="linear" draw:angle="3480" draw:start-color="#64d4ef" draw:end-color="#06588e" draw:start-intensity="100%" draw:end-intensity="100%"/>
    <draw:gradient draw:name="a532" draw:style="linear" draw:angle="3480" draw:start-color="#64d4ef" draw:end-color="#06588e" draw:start-intensity="100%" draw:end-intensity="100%"/>
    <draw:gradient draw:name="a342" draw:style="linear" draw:angle="3480" draw:start-color="#64d4ef" draw:end-color="#06588e" draw:start-intensity="100%" draw:end-intensity="100%"/>
    <draw:gradient draw:name="a468" draw:style="linear" draw:angle="3480" draw:start-color="#64d4ef" draw:end-color="#06588e" draw:start-intensity="100%" draw:end-intensity="100%"/>
    <draw:gradient draw:name="a404" draw:style="linear" draw:angle="3480" draw:start-color="#64d4ef" draw:end-color="#06588e" draw:start-intensity="100%" draw:end-intensity="100%"/>
    <draw:gradient draw:name="a279" draw:style="linear" draw:angle="3480" draw:start-color="#64d4ef" draw:end-color="#06588e" draw:start-intensity="100%" draw:end-intensity="100%"/>
    <draw:gradient draw:name="a603" draw:style="linear" draw:angle="3480" draw:start-color="#64d4ef" draw:end-color="#06588e" draw:start-intensity="100%" draw:end-intensity="100%"/>
    <draw:gradient draw:name="a681" draw:style="linear" draw:angle="3480" draw:start-color="#64d4ef" draw:end-color="#06588e" draw:start-intensity="100%" draw:end-intensity="100%"/>
    <draw:gradient draw:name="a40" draw:style="linear" draw:angle="3480" draw:start-color="#64d4ef" draw:end-color="#06588e" draw:start-intensity="100%" draw:end-intensity="100%"/>
    <draw:gradient draw:name="a685" draw:style="linear" draw:angle="3480" draw:start-color="#64d4ef" draw:end-color="#06588e" draw:start-intensity="100%" draw:end-intensity="100%"/>
    <draw:gradient draw:name="a298" draw:style="linear" draw:angle="3480" draw:start-color="#64d4ef" draw:end-color="#06588e" draw:start-intensity="100%" draw:end-intensity="100%"/>
    <draw:gradient draw:name="a495" draw:style="linear" draw:angle="3480" draw:start-color="#64d4ef" draw:end-color="#06588e" draw:start-intensity="100%" draw:end-intensity="100%"/>
    <draw:gradient draw:name="a431" draw:style="linear" draw:angle="3480" draw:start-color="#64d4ef" draw:end-color="#06588e" draw:start-intensity="100%" draw:end-intensity="100%"/>
    <draw:gradient draw:name="a563" draw:style="linear" draw:angle="3480" draw:start-color="#64d4ef" draw:end-color="#06588e" draw:start-intensity="100%" draw:end-intensity="100%"/>
    <draw:gradient draw:name="a373" draw:style="linear" draw:angle="3480" draw:start-color="#64d4ef" draw:end-color="#06588e" draw:start-intensity="100%" draw:end-intensity="100%"/>
    <draw:gradient draw:name="a107" draw:style="linear" draw:angle="3480" draw:start-color="#64d4ef" draw:end-color="#06588e" draw:start-intensity="100%" draw:end-intensity="100%"/>
    <draw:gradient draw:name="a191" draw:style="linear" draw:angle="3480" draw:start-color="#64d4ef" draw:end-color="#06588e" draw:start-intensity="100%" draw:end-intensity="100%"/>
    <draw:gradient draw:name="a643" draw:style="linear" draw:angle="3480" draw:start-color="#4f4f4f" draw:end-color="#000000" draw:start-intensity="100%" draw:end-intensity="100%"/>
    <draw:gradient draw:name="a256" draw:style="linear" draw:angle="3480" draw:start-color="#64d4ef" draw:end-color="#06588e" draw:start-intensity="100%" draw:end-intensity="100%"/>
    <draw:gradient draw:name="a67" draw:style="linear" draw:angle="3480" draw:start-color="#64d4ef" draw:end-color="#06588e" draw:start-intensity="100%" draw:end-intensity="100%"/>
    <draw:gradient draw:name="a134" draw:style="linear" draw:angle="3480" draw:start-color="#64d4ef" draw:end-color="#06588e" draw:start-intensity="100%" draw:end-intensity="100%"/>
    <draw:gradient draw:name="a647" draw:style="linear" draw:angle="3480" draw:start-color="#4f4f4f" draw:end-color="#000000" draw:start-intensity="100%" draw:end-intensity="100%"/>
    <draw:gradient draw:name="a660" draw:style="linear" draw:angle="3480" draw:start-color="#64d4ef" draw:end-color="#0658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1042in" svg:stroke-color="#ffffff" svg:stroke-opacity="100%" svg:stroke-linecap="round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none" draw:stroke="solid" svg:stroke-width="0.01042in" svg:stroke-color="#ffffff" svg:stroke-opacity="100%" svg:stroke-linecap="round"/>
    </style:style>
    <style:style style:family="text" style:name="a2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draw:fill="none" draw:stroke="solid" svg:stroke-width="0.01042in" svg:stroke-color="#ffffff" svg:stroke-opacity="100%" svg:stroke-linecap="round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ffffff" svg:stroke-opacity="100%" svg:stroke-linecap="round"/>
    </style:style>
    <style:style style:family="text" style:name="a3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1042in" svg:stroke-color="#ffffff" svg:stroke-opacity="100%" svg:stroke-linecap="round"/>
    </style:style>
    <style:style style:family="text" style:name="a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draw:fill="none" draw:stroke="solid" svg:stroke-width="0.01042in" svg:stroke-color="#ffffff" svg:stroke-opacity="100%" svg:stroke-linecap="round"/>
    </style:style>
    <style:style style:family="paragraph" style:name="a83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draw:fill="none" draw:stroke="solid" svg:stroke-width="0.01042in" svg:stroke-color="#ffffff" svg:stroke-opacity="100%" svg:stroke-linecap="round"/>
    </style:style>
    <style:style style:family="graphic" style:name="a530">
      <style:graphic-properties draw:fill="none" draw:stroke="solid" svg:stroke-width="0.03125in" svg:stroke-color="#ffffff" svg:stroke-opacity="100%" svg:stroke-linecap="round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draw:fill="none" draw:stroke="solid" svg:stroke-width="0.03125in" svg:stroke-color="#ffffff" svg:stroke-opacity="100%" svg:stroke-linecap="round"/>
    </style:style>
    <style:style style:family="text" style:name="a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draw:fill="none" draw:stroke="solid" svg:stroke-width="0.03125in" svg:stroke-color="#ffffff" svg:stroke-opacity="100%" svg:stroke-linecap="round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042in" svg:stroke-color="#ffffff" svg:stroke-opacity="100%" svg:stroke-linecap="round"/>
    </style:style>
    <style:style style:family="drawing-page" style:name="a533">
      <style:drawing-page-properties draw:fill="gradient" draw:fill-gradient-name="a5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042in" svg:stroke-color="#ffffff" svg:stroke-opacity="100%" svg:stroke-linecap="round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ffffff" svg:stroke-opacity="100%" svg:stroke-linecap="round"/>
    </style:style>
    <style:style style:family="text" style:name="a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125in" svg:stroke-color="#ffffff" svg:stroke-opacity="100%" svg:stroke-linecap="round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none" draw:stroke="solid" svg:stroke-width="0.03125in" svg:stroke-color="#ffffff" svg:stroke-opacity="100%" svg:stroke-linecap="round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draw:fill="none" draw:stroke="solid" svg:stroke-width="0.01042in" svg:stroke-color="#ffffff" svg:stroke-opacity="100%" svg:stroke-linecap="round"/>
    </style:style>
    <style:style style:family="text" style:name="a2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none" draw:stroke="solid" svg:stroke-width="0.03125in" svg:stroke-color="#ffffff" svg:stroke-opacity="100%" svg:stroke-linecap="round"/>
    </style:style>
    <style:style style:family="paragraph" style:name="a53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gradient" draw:fill-gradient-name="a1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none" draw:stroke="solid" svg:stroke-width="0.03125in" svg:stroke-color="#ffffff" svg:stroke-opacity="100%" svg:stroke-linecap="round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draw:fill="none" draw:stroke="solid" svg:stroke-width="0.03125in" svg:stroke-color="#ffffff" svg:stroke-opacity="100%" svg:stroke-linecap="round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gradient" draw:fill-gradient-name="a4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none" draw:stroke="solid" svg:stroke-width="0.01042in" svg:stroke-color="#ffffff" svg:stroke-opacity="100%" svg:stroke-linecap="round"/>
    </style:style>
    <style:style style:family="graphic" style:name="a338">
      <style:graphic-properties draw:fill="none" draw:stroke="solid" svg:stroke-width="0.01042in" svg:stroke-color="#ffffff" svg:stroke-opacity="100%" svg:stroke-linecap="round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39">
      <style:graphic-properties draw:fill="none" draw:stroke="solid" svg:stroke-width="0.01042in" svg:stroke-color="#ffffff" svg:stroke-opacity="100%" svg:stroke-linecap="round"/>
    </style:style>
    <style:style style:family="text" style:name="a44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none" draw:stroke="solid" svg:stroke-width="0.01042in" svg:stroke-color="#ffffff" svg:stroke-opacity="100%" svg:stroke-linecap="round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1042in" svg:stroke-color="#ffffff" svg:stroke-opacity="100%" svg:stroke-linecap="round"/>
    </style:style>
    <style:style style:family="text" style:name="a23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ffffff" svg:stroke-opacity="100%" svg:stroke-linecap="round"/>
    </style:style>
    <style:style style:family="paragraph" style:name="a23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draw:fill="none" draw:stroke="solid" svg:stroke-width="0.03125in" svg:stroke-color="#ffffff" svg:stroke-opacity="100%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1">
      <style:graphic-properties draw:fill="none" draw:stroke="solid" svg:stroke-width="0.03125in" svg:stroke-color="#ffffff" svg:stroke-opacity="100%" svg:stroke-linecap="round"/>
    </style:style>
    <style:style style:family="text" style:name="a23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gradient" draw:fill-gradient-name="a3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ffffff" svg:stroke-opacity="100%" svg:stroke-linecap="round"/>
    </style:style>
    <style:style style:family="graphic" style:name="a130">
      <style:graphic-properties draw:fill="none" draw:stroke="solid" svg:stroke-width="0.01042in" svg:stroke-color="#ffffff" svg:stroke-opacity="100%" svg:stroke-linecap="round"/>
    </style:style>
    <style:style style:family="graphic" style:name="a561">
      <style:graphic-properties draw:fill="none" draw:stroke="solid" svg:stroke-width="0.03125in" svg:stroke-color="#ffffff" svg:stroke-opacity="100%" svg:stroke-linecap="round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">
      <style:graphic-properties draw:fill="none" draw:stroke="solid" svg:stroke-width="0.01042in" svg:stroke-color="#ffffff" svg:stroke-opacity="100%" svg:stroke-linecap="round"/>
    </style:style>
    <style:style style:family="graphic" style:name="a562">
      <style:graphic-properties draw:fill="none" draw:stroke="solid" svg:stroke-width="0.03125in" svg:stroke-color="#ffffff" svg:stroke-opacity="100%" svg:stroke-linecap="round"/>
    </style:style>
    <style:style style:family="graphic" style:name="a132">
      <style:graphic-properties draw:fill="none" draw:stroke="solid" svg:stroke-width="0.03125in" svg:stroke-color="#ffffff" svg:stroke-opacity="100%" svg:stroke-linecap="round"/>
    </style:style>
    <style:style style:family="graphic" style:name="a133">
      <style:graphic-properties draw:fill="none" draw:stroke="solid" svg:stroke-width="0.03125in" svg:stroke-color="#ffffff" svg:stroke-opacity="100%" svg:stroke-linecap="round"/>
    </style:style>
    <style:style style:family="drawing-page" style:name="a564">
      <style:drawing-page-properties draw:fill="gradient" draw:fill-gradient-name="a5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gradient" draw:fill-gradient-name="a1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ffffff" svg:stroke-opacity="100%" svg:stroke-linecap="round"/>
    </style:style>
    <style:style style:family="graphic" style:name="a464">
      <style:graphic-properties draw:fill="none" draw:stroke="solid" svg:stroke-width="0.01042in" svg:stroke-color="#ffffff" svg:stroke-opacity="100%" svg:stroke-linecap="round"/>
    </style:style>
    <style:style style:family="graphic" style:name="a465">
      <style:graphic-properties draw:fill="none" draw:stroke="solid" svg:stroke-width="0.01042in" svg:stroke-color="#ffffff" svg:stroke-opacity="100%" svg:stroke-linecap="round"/>
    </style:style>
    <style:style style:family="graphic" style:name="a466">
      <style:graphic-properties draw:fill="none" draw:stroke="solid" svg:stroke-width="0.03125in" svg:stroke-color="#ffffff" svg:stroke-opacity="100%" svg:stroke-linecap="round"/>
    </style:style>
    <style:style style:family="graphic" style:name="a467">
      <style:graphic-properties draw:fill="none" draw:stroke="solid" svg:stroke-width="0.03125in" svg:stroke-color="#ffffff" svg:stroke-opacity="100%" svg:stroke-linecap="round"/>
    </style:style>
    <style:style style:family="paragraph" style:name="a57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gradient" draw:fill-gradient-name="a4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draw:fill="none" draw:stroke="solid" svg:stroke-width="0.01042in" svg:stroke-color="#ffffff" svg:stroke-opacity="100%" svg:stroke-linecap="round"/>
    </style:style>
    <style:style style:family="text" style:name="a1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042in" svg:stroke-color="#ffffff" svg:stroke-opacity="100%" svg:stroke-linecap="round"/>
    </style:style>
    <style:style style:family="graphic" style:name="a253">
      <style:graphic-properties draw:fill="none" draw:stroke="solid" svg:stroke-width="0.01042in" svg:stroke-color="#ffffff" svg:stroke-opacity="100%" svg:stroke-linecap="round"/>
    </style:style>
    <style:style style:family="graphic" style:name="a254">
      <style:graphic-properties draw:fill="none" draw:stroke="solid" svg:stroke-width="0.03125in" svg:stroke-color="#ffffff" svg:stroke-opacity="100%" svg:stroke-linecap="round"/>
    </style:style>
    <style:style style:family="graphic" style:name="a255">
      <style:graphic-properties draw:fill="none" draw:stroke="solid" svg:stroke-width="0.03125in" svg:stroke-color="#ffffff" svg:stroke-opacity="100%" svg:stroke-linecap="round"/>
    </style:style>
    <style:style style:family="drawing-page" style:name="a257">
      <style:drawing-page-properties draw:fill="gradient" draw:fill-gradient-name="a2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ffffff" svg:stroke-opacity="100%" svg:stroke-linecap="round"/>
    </style:style>
    <style:style style:family="text" style:name="a4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none" draw:stroke="solid" svg:stroke-width="0.01042in" svg:stroke-color="#ffffff" svg:stroke-opacity="100%" svg:stroke-linecap="round"/>
    </style:style>
    <style:style style:family="text" style:name="a4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1042in" svg:stroke-color="#ffffff" svg:stroke-opacity="100%" svg:stroke-linecap="round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draw:fill="none" draw:stroke="solid" svg:stroke-width="0.03125in" svg:stroke-color="#ffffff" svg:stroke-opacity="100%" svg:stroke-linecap="round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none" draw:stroke="solid" svg:stroke-width="0.03125in" svg:stroke-color="#ffffff" svg:stroke-opacity="100%" svg:stroke-linecap="round"/>
    </style:style>
    <style:style style:family="drawing-page" style:name="a374">
      <style:drawing-page-properties draw:fill="gradient" draw:fill-gradient-name="a3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01042in" svg:stroke-color="#ffffff" svg:stroke-opacity="100%" svg:stroke-linecap="round"/>
    </style:style>
    <style:style style:family="text" style:name="a27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none" draw:stroke="solid" svg:stroke-width="0.01042in" svg:stroke-color="#ffffff" svg:stroke-opacity="100%" svg:stroke-linecap="round"/>
    </style:style>
    <style:style style:family="text" style:name="a2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4">
      <style:graphic-properties draw:fill="none" draw:stroke="solid" svg:stroke-width="0.01042in" svg:stroke-color="#ffffff" svg:stroke-opacity="100%" svg:stroke-linecap="round"/>
    </style:style>
    <style:style style:family="graphic" style:name="a275">
      <style:graphic-properties draw:fill="none" draw:stroke="solid" svg:stroke-width="0.01042in" svg:stroke-color="#ffffff" svg:stroke-opacity="100%" svg:stroke-linecap="round"/>
    </style:style>
    <style:style style:family="graphic" style:name="a276">
      <style:graphic-properties draw:fill="none" draw:stroke="solid" svg:stroke-width="0.01042in" svg:stroke-color="#ffffff" svg:stroke-opacity="100%" svg:stroke-linecap="round"/>
    </style:style>
    <style:style style:family="graphic" style:name="a277">
      <style:graphic-properties draw:fill="none" draw:stroke="solid" svg:stroke-width="0.03125in" svg:stroke-color="#ffffff" svg:stroke-opacity="100%" svg:stroke-linecap="round"/>
    </style:style>
    <style:style style:family="text" style:name="a3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3125in" svg:stroke-color="#ffffff" svg:stroke-opacity="100%" svg:stroke-linecap="round"/>
    </style:style>
    <style:style style:family="paragraph" style:name="a38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none" draw:stroke="solid" svg:stroke-width="0.01042in" svg:stroke-color="#ffffff" svg:stroke-opacity="100%" svg:stroke-linecap="round"/>
    </style:style>
    <style:style style:family="text" style:name="a3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draw:fill="none" draw:stroke="solid" svg:stroke-width="0.01042in" svg:stroke-color="#ffffff" svg:stroke-opacity="100%" svg:stroke-linecap="round"/>
    </style:style>
    <style:style style:family="graphic" style:name="a492">
      <style:graphic-properties draw:fill="none" draw:stroke="solid" svg:stroke-width="0.01042in" svg:stroke-color="#ffffff" svg:stroke-opacity="100%" svg:stroke-linecap="round"/>
    </style:style>
    <style:style style:family="graphic" style:name="a493">
      <style:graphic-properties draw:fill="none" draw:stroke="solid" svg:stroke-width="0.03125in" svg:stroke-color="#ffffff" svg:stroke-opacity="100%" svg:stroke-linecap="round"/>
    </style:style>
    <style:style style:family="graphic" style:name="a494">
      <style:graphic-properties draw:fill="none" draw:stroke="solid" svg:stroke-width="0.03125in" svg:stroke-color="#ffffff" svg:stroke-opacity="100%" svg:stroke-linecap="round"/>
    </style:style>
    <style:style style:family="drawing-page" style:name="a496">
      <style:drawing-page-properties draw:fill="gradient" draw:fill-gradient-name="a49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gradient" draw:fill-gradient-name="a2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9">
      <style:graphic-properties draw:fill="none" draw:stroke="solid" svg:stroke-width="0.01042in" svg:stroke-color="#ffffff" svg:stroke-opacity="100%" svg:stroke-linecap="round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">
      <style:graphic-properties draw:fill="none" draw:stroke="solid" svg:stroke-width="0.01042in" svg:stroke-color="#ffffff" svg:stroke-opacity="100%" svg:stroke-linecap="round"/>
    </style:style>
    <style:style style:family="graphic" style:name="a187">
      <style:graphic-properties draw:fill="none" draw:stroke="solid" svg:stroke-width="0.01042in" svg:stroke-color="#ffffff" svg:stroke-opacity="100%" svg:stroke-linecap="round"/>
    </style:style>
    <style:style style:family="graphic" style:name="a188">
      <style:graphic-properties draw:fill="none" draw:stroke="solid" svg:stroke-width="0.01042in" svg:stroke-color="#ffffff" svg:stroke-opacity="100%" svg:stroke-linecap="round"/>
    </style:style>
    <style:style style:family="text" style:name="a29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125in" svg:stroke-color="#ffffff" svg:stroke-opacity="100%" svg:stroke-linecap="round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3">
      <style:graphic-properties draw:fill="none" draw:stroke="solid" svg:stroke-width="0.01042in" svg:stroke-color="#ffffff" svg:stroke-opacity="100%" svg:stroke-linecap="round"/>
    </style:style>
    <style:style style:family="graphic" style:name="a294">
      <style:graphic-properties draw:fill="none" draw:stroke="solid" svg:stroke-width="0.01042in" svg:stroke-color="#ffffff" svg:stroke-opacity="100%" svg:stroke-linecap="round"/>
    </style:style>
    <style:style style:family="graphic" style:name="a295">
      <style:graphic-properties draw:fill="none" draw:stroke="solid" svg:stroke-width="0.01042in" svg:stroke-color="#ffffff" svg:stroke-opacity="100%" svg:stroke-linecap="round"/>
    </style:style>
    <style:style style:family="graphic" style:name="a296">
      <style:graphic-properties draw:fill="none" draw:stroke="solid" svg:stroke-width="0.03125in" svg:stroke-color="#ffffff" svg:stroke-opacity="100%" svg:stroke-linecap="round"/>
    </style:style>
    <style:style style:family="graphic" style:name="a297">
      <style:graphic-properties draw:fill="none" draw:stroke="solid" svg:stroke-width="0.03125in" svg:stroke-color="#ffffff" svg:stroke-opacity="100%" svg:stroke-linecap="round"/>
    </style:style>
    <style:style style:family="drawing-page" style:name="a299">
      <style:drawing-page-properties draw:fill="gradient" draw:fill-gradient-name="a29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">
      <style:graphic-properties draw:fill="none" draw:stroke="solid" svg:stroke-width="0.03125in" svg:stroke-color="#ffffff" svg:stroke-opacity="100%" svg:stroke-linecap="round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graphic" style:name="a36">
      <style:graphic-properties draw:fill="none" draw:stroke="solid" svg:stroke-width="0.01042in" svg:stroke-color="#ffffff" svg:stroke-opacity="100%" svg:stroke-linecap="round"/>
    </style:style>
    <style:style style:family="graphic" style:name="a37">
      <style:graphic-properties draw:fill="none" draw:stroke="solid" svg:stroke-width="0.01042in" svg:stroke-color="#ffffff" svg:stroke-opacity="100%" svg:stroke-linecap="round"/>
    </style:style>
    <style:style style:family="graphic" style:name="a38">
      <style:graphic-properties draw:fill="none" draw:stroke="solid" svg:stroke-width="0.03125in" svg:stroke-color="#ffffff" svg:stroke-opacity="100%" svg:stroke-linecap="round"/>
    </style:style>
    <style:style style:family="graphic" style:name="a39">
      <style:graphic-properties draw:fill="none" draw:stroke="solid" svg:stroke-width="0.03125in" svg:stroke-color="#ffffff" svg:stroke-opacity="100%" svg:stroke-linecap="round"/>
    </style:style>
    <style:style style:family="drawing-page" style:name="a41">
      <style:drawing-page-properties draw:fill="gradient" draw:fill-gradient-name="a40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0">
      <style:graphic-properties draw:fill="none" draw:stroke="solid" svg:stroke-width="0.01042in" svg:stroke-color="#ffffff" svg:stroke-opacity="100%" svg:stroke-linecap="round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3125in" svg:stroke-color="#ffffff" svg:stroke-opacity="100%" svg:stroke-linecap="round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none" draw:stroke="solid" svg:stroke-width="0.03125in" svg:stroke-color="#ffffff" svg:stroke-opacity="100%" svg:stroke-linecap="round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gradient" draw:fill-gradient-name="a6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draw:fill="none" draw:stroke="solid" svg:stroke-width="0.01042in" svg:stroke-color="#ffffff" svg:stroke-opacity="100%" svg:stroke-linecap="round"/>
    </style:style>
    <style:style style:family="graphic" style:name="a401">
      <style:graphic-properties draw:fill="none" draw:stroke="solid" svg:stroke-width="0.01042in" svg:stroke-color="#ffffff" svg:stroke-opacity="100%" svg:stroke-linecap="round"/>
    </style:style>
    <style:style style:family="graphic" style:name="a402">
      <style:graphic-properties draw:fill="none" draw:stroke="solid" svg:stroke-width="0.03125in" svg:stroke-color="#ffffff" svg:stroke-opacity="100%" svg:stroke-linecap="round"/>
    </style:style>
    <style:style style:family="graphic" style:name="a403">
      <style:graphic-properties draw:fill="none" draw:stroke="solid" svg:stroke-width="0.03125in" svg:stroke-color="#ffffff" svg:stroke-opacity="100%" svg:stroke-linecap="round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gradient" draw:fill-gradient-name="a4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389in" svg:stroke-color="#ffffff" svg:stroke-opacity="100%" svg:stroke-linecap="round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389in" svg:stroke-color="#ffffff" svg:stroke-opacity="100%" svg:stroke-linecap="round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1389in" svg:stroke-color="#ffffff" svg:stroke-opacity="100%" svg:stroke-linecap="round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3472in" svg:stroke-color="#ffffff" svg:stroke-opacity="100%" svg:stroke-linecap="round"/>
    </style:style>
    <style:style style:family="graphic" style:name="a66">
      <style:graphic-properties draw:fill="none" draw:stroke="solid" svg:stroke-width="0.03472in" svg:stroke-color="#ffffff" svg:stroke-opacity="100%" svg:stroke-linecap="round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gradient" draw:fill-gradient-name="a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2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62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7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3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1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3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5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1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8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6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2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number:date-style xmlns:number="urn:oasis:names:tc:opendocument:xmlns:datastyle:1.0" style:name="a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egment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5" draw:name="Straight Connector 7">
          <svg:title/>
          <svg:desc/>
        </draw:connector>
        <draw:connector draw:type="line" svg:x1="13.32986in" svg:y1="3.489in" svg:x2="10.06886in" svg:y2="6.75in" draw:id="id7" draw:style-name="a36" draw:name="Straight Connector 8">
          <svg:title/>
          <svg:desc/>
        </draw:connector>
        <draw:connector draw:type="line" svg:x1="13.32986in" svg:y1="3.59259in" svg:x2="11.25579in" svg:y2="5.66667in" draw:id="id8" draw:style-name="a37" draw:name="Straight Connector 9">
          <svg:title/>
          <svg:desc/>
        </draw:connector>
        <draw:connector draw:type="line" svg:x1="13.32986in" svg:y1="3.42419in" svg:x2="11.42072in" svg:y2="5.33333in" draw:id="id9" draw:style-name="a38" draw:name="Straight Connector 10">
          <svg:title/>
          <svg:desc/>
        </draw:connector>
        <draw:connector draw:type="line" svg:x1="13.32986in" svg:y1="4.02778in" svg:x2="11.94097in" svg:y2="5.41667in" draw:id="id10" draw:style-name="a39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Mastertitelformat bearbeiten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Mastertext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8316in" svg:y="6.75in" svg:width="1.7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name="Footer Placeholder 4" svg:x="0.74826in" svg:y="6.75in" svg:width="8.2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3333in" svg:y="6.10069in" svg:width="1.24917in" svg:height="0.73264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elfolie" style:page-layout-name="pageLayout1" draw:style-name="a41">
      <draw:frame draw:id="id11" presentation:style-name="a45" draw:name="Title 1" svg:x="0.74826in" svg:y="0.75in" svg:width="8.75in" svg:height="3.25in" presentation:class="title" presentation:placeholder="false">
        <draw:text-box>
          <text:p text:style-name="a44" text:class-names="" text:cond-style-name=""><text:span text:style-name="a42" text:class-names="">Mastertitelformat bearbeiten</text:span><text:span text:style-name="a43" text:class-names=""/></text:p>
        </draw:text-box>
        <svg:title/>
        <svg:desc/>
      </draw:frame>
      <draw:frame draw:id="id12" presentation:style-name="a49" draw:name="Subtitle 2" svg:x="0.74826in" svg:y="4.2037in" svg:width="7in" svg:height="2.12963in" presentation:class="subtitle" presentation:placeholder="false">
        <draw:text-box>
          <text:p text:style-name="a48" text:class-names="" text:cond-style-name=""><text:span text:style-name="a46" text:class-names="">Master-Untertitelformat bearbeiten</text:span><text:span text:style-name="a47" text:class-names=""/></text:p>
        </draw:text-box>
        <svg:title/>
        <svg:desc/>
      </draw:frame>
      <draw:frame draw:id="id13" presentation:style-name="a54" draw:name="Date Placeholder 3" svg:x="10.8316in" svg:y="6.75in" svg:width="1.75in" svg:height="0.39931in" presentation:class="date-time" presentation:placeholder="false">
        <draw:text-box>
          <text:p text:style-name="a53" text:class-names="" text:cond-style-name=""><text:span text:style-name="a50" text:class-names=""><text:date text:fixed="false" style:data-style-name="a51"/></text:span><text:span text:style-name="a52" text:class-names=""/></text:p>
        </draw:text-box>
        <svg:title/>
        <svg:desc/>
      </draw:frame>
      <draw:frame draw:id="id14" presentation:style-name="a57" draw:name="Footer Placeholder 4" svg:x="0.74826in" svg:y="6.75in" svg:width="8.2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5" presentation:style-name="a61" draw:name="Slide Number Placeholder 5" svg:x="11.33333in" svg:y="6.10069in" svg:width="1.24917in" svg:height="0.73264in" presentation:class="page-number" presentation:placeholder="false">
        <draw:text-box>
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</draw:text-box>
        <svg:title/>
        <svg:desc/>
      </draw:frame>
      <draw:connector draw:type="line" svg:x1="13.16493in" svg:y1="0.00926in" svg:x2="8.99826in" svg:y2="4.17593in" draw:id="id16" draw:style-name="a62" draw:name="Straight Connector 15">
        <svg:title/>
        <svg:desc/>
      </draw:connector>
      <draw:connector draw:type="line" svg:x1="13.32986in" svg:y1="0.10011in" svg:x2="6.67998in" svg:y2="6.75in" draw:id="id17" draw:style-name="a63" draw:name="Straight Connector 16">
        <svg:title/>
        <svg:desc/>
      </draw:connector>
      <draw:connector draw:type="line" svg:x1="13.32986in" svg:y1="0.25in" svg:x2="7.91319in" svg:y2="5.66667in" draw:id="id18" draw:style-name="a64" draw:name="Straight Connector 18">
        <svg:title/>
        <svg:desc/>
      </draw:connector>
      <draw:connector draw:type="line" svg:x1="13.32986in" svg:y1="0.0353in" svg:x2="8.02257in" svg:y2="5.34259in" draw:id="id19" draw:style-name="a65" draw:name="Straight Connector 20">
        <svg:title/>
        <svg:desc/>
      </draw:connector>
      <draw:connector draw:type="line" svg:x1="13.32986in" svg:y1="0.66667in" svg:x2="8.57986in" svg:y2="5.41667in" draw:id="id20" draw:style-name="a66" draw:name="Straight Connector 22">
        <svg:title/>
        <svg:desc/>
      </draw:connector>
    </style:master-page>
    <style:master-page style:name="Master1-Layout2-obj-Titel-und-Inhalt" style:page-layout-name="pageLayout1" draw:style-name="a68">
      <draw:g draw:name="Group 6" draw:id="id21">
        <svg:title/>
        <svg:desc/>
        <draw:connector draw:type="line" svg:x1="13.32986in" svg:y1="3.24074in" svg:x2="12.3316in" svg:y2="4.239in" draw:id="id27" draw:layer="Master1-bg" draw:style-name="a102" draw:name="Straight Connector 7">
          <svg:title/>
          <svg:desc/>
        </draw:connector>
        <draw:connector draw:type="line" svg:x1="13.32986in" svg:y1="3.489in" svg:x2="10.06886in" svg:y2="6.75in" draw:id="id28" draw:layer="Master1-bg" draw:style-name="a103" draw:name="Straight Connector 8">
          <svg:title/>
          <svg:desc/>
        </draw:connector>
        <draw:connector draw:type="line" svg:x1="13.32986in" svg:y1="3.59259in" svg:x2="11.25579in" svg:y2="5.66667in" draw:id="id29" draw:layer="Master1-bg" draw:style-name="a104" draw:name="Straight Connector 9">
          <svg:title/>
          <svg:desc/>
        </draw:connector>
        <draw:connector draw:type="line" svg:x1="13.32986in" svg:y1="3.42419in" svg:x2="11.42072in" svg:y2="5.33333in" draw:id="id30" draw:layer="Master1-bg" draw:style-name="a105" draw:name="Straight Connector 10">
          <svg:title/>
          <svg:desc/>
        </draw:connector>
        <draw:connector draw:type="line" svg:x1="13.32986in" svg:y1="4.02778in" svg:x2="11.94097in" svg:y2="5.41667in" draw:id="id31" draw:layer="Master1-bg" draw:style-name="a106" draw:name="Straight Connector 11">
          <svg:title/>
          <svg:desc/>
        </draw:connector>
      </draw:g>
      <draw:frame draw:id="id22" presentation:style-name="a72" draw:name="Title 1" svg:x="0.74826in" svg:y="4.90741in" svg:width="9.33333in" svg:height="1.64815in" presentation:class="title" presentation:placeholder="false">
        <draw:text-box>
          <text:p text:style-name="a71" text:class-names="" text:cond-style-name=""><text:span text:style-name="a69" text:class-names="">Mastertitelformat bearbeiten</text:span><text:span text:style-name="a70" text:class-names=""/></text:p>
        </draw:text-box>
        <svg:title/>
        <svg:desc/>
      </draw:frame>
      <draw:frame draw:id="id23" presentation:style-name="a89" draw:name="Content Placeholder 2" svg:x="0.74826in" svg:y="0.75in" svg:width="9.33333in" svg:height="3.9537in" presentation:class="object" presentation:placeholder="false">
        <draw:text-box>
          <text:list text:style-name="a75">
            <text:list-item>
              <text:p text:style-name="a74" text:class-names="" text:cond-style-name=""><text:span text:style-name="a73" text:class-names="">Mastertextformat bearbeiten</text:span></text:p>
            </text:list-item>
          </text:list>
          <text:list text:style-name="a78">
            <text:list-item>
              <text:list text:style-name="a78">
                <text:list-item>
                  <text:p text:style-name="a77" text:class-names="" text:cond-style-name=""><text:span text:style-name="a76" text:class-names="">Zweite Ebene</text:span></text:p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p text:style-name="a80" text:class-names="" text:cond-style-name=""><text:span text:style-name="a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p text:style-name="a83" text:class-names="" text:cond-style-name=""><text:span text:style-name="a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list text:style-name="a88">
                        <text:list-item>
                          <text:list text:style-name="a88">
                            <text:list-item>
                              <text:p text:style-name="a87" text:class-names="" text:cond-style-name=""><text:span text:style-name="a85" text:class-names="">Fünfte Ebene</text:span><text:span text:style-name="a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94" draw:name="Date Placeholder 3" svg:x="10.8316in" svg:y="6.75in" svg:width="1.75in" svg:height="0.39931in" presentation:class="date-time" presentation:placeholder="false">
        <draw:text-box>
          <text:p text:style-name="a93" text:class-names="" text:cond-style-name=""><text:span text:style-name="a90" text:class-names=""><text:date text:fixed="false" style:data-style-name="a91"/></text:span><text:span text:style-name="a92" text:class-names=""/></text:p>
        </draw:text-box>
        <svg:title/>
        <svg:desc/>
      </draw:frame>
      <draw:frame draw:id="id25" presentation:style-name="a97" draw:name="Footer Placeholder 4" svg:x="0.74826in" svg:y="6.75in" svg:width="8.25in" svg:height="0.39931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6" presentation:style-name="a101" draw:name="Slide Number Placeholder 5" svg:x="11.33333in" svg:y="6.10069in" svg:width="1.24917in" svg:height="0.73264in" presentation:class="page-number" presentation:placeholder="false">
        <draw:text-box>
          <text:p text:style-name="a100" text:class-names="" text:cond-style-name=""><text:span text:style-name="a98" text:class-names=""><text:page-number style:num-format="1" text:fixed="false"/></text:span><text:span text:style-name="a99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08">
      <draw:g draw:name="Group 6" draw:id="id32">
        <svg:title/>
        <svg:desc/>
        <draw:connector draw:type="line" svg:x1="13.32986in" svg:y1="3.24074in" svg:x2="12.3316in" svg:y2="4.239in" draw:id="id38" draw:layer="Master1-bg" draw:style-name="a129" draw:name="Straight Connector 7">
          <svg:title/>
          <svg:desc/>
        </draw:connector>
        <draw:connector draw:type="line" svg:x1="13.32986in" svg:y1="3.489in" svg:x2="10.06886in" svg:y2="6.75in" draw:id="id39" draw:layer="Master1-bg" draw:style-name="a130" draw:name="Straight Connector 8">
          <svg:title/>
          <svg:desc/>
        </draw:connector>
        <draw:connector draw:type="line" svg:x1="13.32986in" svg:y1="3.59259in" svg:x2="11.25579in" svg:y2="5.66667in" draw:id="id40" draw:layer="Master1-bg" draw:style-name="a131" draw:name="Straight Connector 9">
          <svg:title/>
          <svg:desc/>
        </draw:connector>
        <draw:connector draw:type="line" svg:x1="13.32986in" svg:y1="3.42419in" svg:x2="11.42072in" svg:y2="5.33333in" draw:id="id41" draw:layer="Master1-bg" draw:style-name="a132" draw:name="Straight Connector 10">
          <svg:title/>
          <svg:desc/>
        </draw:connector>
        <draw:connector draw:type="line" svg:x1="13.32986in" svg:y1="4.02778in" svg:x2="11.94097in" svg:y2="5.41667in" draw:id="id42" draw:layer="Master1-bg" draw:style-name="a133" draw:name="Straight Connector 11">
          <svg:title/>
          <svg:desc/>
        </draw:connector>
      </draw:g>
      <draw:frame draw:id="id33" presentation:style-name="a112" draw:name="Title 1" svg:x="0.74826in" svg:y="2.19444in" svg:width="9.33333in" svg:height="2.49519in" presentation:class="title" presentation:placeholder="false">
        <draw:text-box>
          <text:p text:style-name="a111" text:class-names="" text:cond-style-name=""><text:span text:style-name="a109" text:class-names="">Mastertitelformat bearbeiten</text:span><text:span text:style-name="a110" text:class-names=""/></text:p>
        </draw:text-box>
        <svg:title/>
        <svg:desc/>
      </draw:frame>
      <draw:frame draw:id="id34" presentation:style-name="a116" draw:name="Text Placeholder 2" svg:x="0.74826in" svg:y="4.91667in" svg:width="9.33333in" svg:height="1.63889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Mastertextformat bearbeiten</text:span></text:p>
            </text:list-item>
          </text:list>
        </draw:text-box>
        <svg:title/>
        <svg:desc/>
      </draw:frame>
      <draw:frame draw:id="id35" presentation:style-name="a121" draw:name="Date Placeholder 3" svg:x="10.8316in" svg:y="6.75in" svg:width="1.75in" svg:height="0.39931in" presentation:class="date-time" presentation:placeholder="false">
        <draw:text-box>
          <text:p text:style-name="a120" text:class-names="" text:cond-style-name=""><text:span text:style-name="a117" text:class-names=""><text:date text:fixed="false" style:data-style-name="a118"/></text:span><text:span text:style-name="a119" text:class-names=""/></text:p>
        </draw:text-box>
        <svg:title/>
        <svg:desc/>
      </draw:frame>
      <draw:frame draw:id="id36" presentation:style-name="a124" draw:name="Footer Placeholder 4" svg:x="0.74826in" svg:y="6.75in" svg:width="8.25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37" presentation:style-name="a128" draw:name="Slide Number Placeholder 5" svg:x="11.33333in" svg:y="6.10069in" svg:width="1.24917in" svg:height="0.73264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/></text:span><text:span text:style-name="a126" text:class-names=""/></text:p>
        </draw:text-box>
        <svg:title/>
        <svg:desc/>
      </draw:frame>
    </style:master-page>
    <style:master-page style:name="Master1-Layout4-twoObj-Zwei-Inhalte" style:page-layout-name="pageLayout1" draw:style-name="a135">
      <draw:g draw:name="Group 6" draw:id="id43">
        <svg:title/>
        <svg:desc/>
        <draw:connector draw:type="line" svg:x1="13.32986in" svg:y1="3.24074in" svg:x2="12.3316in" svg:y2="4.239in" draw:id="id50" draw:layer="Master1-bg" draw:style-name="a186" draw:name="Straight Connector 7">
          <svg:title/>
          <svg:desc/>
        </draw:connector>
        <draw:connector draw:type="line" svg:x1="13.32986in" svg:y1="3.489in" svg:x2="10.06886in" svg:y2="6.75in" draw:id="id51" draw:layer="Master1-bg" draw:style-name="a187" draw:name="Straight Connector 8">
          <svg:title/>
          <svg:desc/>
        </draw:connector>
        <draw:connector draw:type="line" svg:x1="13.32986in" svg:y1="3.59259in" svg:x2="11.25579in" svg:y2="5.66667in" draw:id="id52" draw:layer="Master1-bg" draw:style-name="a188" draw:name="Straight Connector 9">
          <svg:title/>
          <svg:desc/>
        </draw:connector>
        <draw:connector draw:type="line" svg:x1="13.32986in" svg:y1="3.42419in" svg:x2="11.42072in" svg:y2="5.33333in" draw:id="id53" draw:layer="Master1-bg" draw:style-name="a189" draw:name="Straight Connector 10">
          <svg:title/>
          <svg:desc/>
        </draw:connector>
        <draw:connector draw:type="line" svg:x1="13.32986in" svg:y1="4.02778in" svg:x2="11.94097in" svg:y2="5.41667in" draw:id="id54" draw:layer="Master1-bg" draw:style-name="a190" draw:name="Straight Connector 11">
          <svg:title/>
          <svg:desc/>
        </draw:connector>
      </draw:g>
      <draw:frame draw:id="id44" presentation:style-name="a139" draw:name="Title 1" svg:x="0.74826in" svg:y="4.90741in" svg:width="9.33333in" svg:height="1.64815in" presentation:class="title" presentation:placeholder="false">
        <draw:text-box>
          <text:p text:style-name="a138" text:class-names="" text:cond-style-name=""><text:span text:style-name="a136" text:class-names="">Mastertitelformat bearbeiten</text:span><text:span text:style-name="a137" text:class-names=""/></text:p>
        </draw:text-box>
        <svg:title/>
        <svg:desc/>
      </draw:frame>
      <draw:frame draw:id="id45" presentation:style-name="a156" draw:name="Content Placeholder 2" svg:x="0.74826in" svg:y="0.75in" svg:width="5.39989in" svg:height="3.953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Mastertextformat bearbeiten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Zweite Ebene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list text:style-name="a155">
                            <text:list-item>
                              <text:p text:style-name="a154" text:class-names="" text:cond-style-name=""><text:span text:style-name="a152" text:class-names="">Fünfte Ebene</text:span><text:span text:style-name="a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173" draw:name="Content Placeholder 3" svg:x="6.35185in" svg:y="0.75in" svg:width="5.39641in" svg:height="3.9537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Mastertextformat bearbeiten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Zweite Ebene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ünfte Ebene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178" draw:name="Date Placeholder 4" svg:x="10.8316in" svg:y="6.75in" svg:width="1.75in" svg:height="0.39931in" presentation:class="date-time" presentation:placeholder="false">
        <draw:text-box>
          <text:p text:style-name="a177" text:class-names="" text:cond-style-name=""><text:span text:style-name="a174" text:class-names=""><text:date text:fixed="false" style:data-style-name="a175"/></text:span><text:span text:style-name="a176" text:class-names=""/></text:p>
        </draw:text-box>
        <svg:title/>
        <svg:desc/>
      </draw:frame>
      <draw:frame draw:id="id48" presentation:style-name="a181" draw:name="Footer Placeholder 5" svg:x="0.74826in" svg:y="6.75in" svg:width="8.2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49" presentation:style-name="a185" draw:name="Slide Number Placeholder 6" svg:x="11.33333in" svg:y="6.10069in" svg:width="1.24917in" svg:height="0.73264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/></text:span><text:span text:style-name="a183" text:class-names=""/></text:p>
        </draw:text-box>
        <svg:title/>
        <svg:desc/>
      </draw:frame>
    </style:master-page>
    <style:master-page style:name="Master1-Layout5-twoTxTwoObj-Vergleich" style:page-layout-name="pageLayout1" draw:style-name="a192">
      <draw:g draw:name="Group 6" draw:id="id55">
        <svg:title/>
        <svg:desc/>
        <draw:connector draw:type="line" svg:x1="13.32986in" svg:y1="3.24074in" svg:x2="12.3316in" svg:y2="4.239in" draw:id="id64" draw:layer="Master1-bg" draw:style-name="a251" draw:name="Straight Connector 7">
          <svg:title/>
          <svg:desc/>
        </draw:connector>
        <draw:connector draw:type="line" svg:x1="13.32986in" svg:y1="3.489in" svg:x2="10.06886in" svg:y2="6.75in" draw:id="id65" draw:layer="Master1-bg" draw:style-name="a252" draw:name="Straight Connector 8">
          <svg:title/>
          <svg:desc/>
        </draw:connector>
        <draw:connector draw:type="line" svg:x1="13.32986in" svg:y1="3.59259in" svg:x2="11.25579in" svg:y2="5.66667in" draw:id="id66" draw:layer="Master1-bg" draw:style-name="a253" draw:name="Straight Connector 9">
          <svg:title/>
          <svg:desc/>
        </draw:connector>
        <draw:connector draw:type="line" svg:x1="13.32986in" svg:y1="3.42419in" svg:x2="11.42072in" svg:y2="5.33333in" draw:id="id67" draw:layer="Master1-bg" draw:style-name="a254" draw:name="Straight Connector 10">
          <svg:title/>
          <svg:desc/>
        </draw:connector>
        <draw:connector draw:type="line" svg:x1="13.32986in" svg:y1="4.02778in" svg:x2="11.94097in" svg:y2="5.41667in" draw:id="id68" draw:layer="Master1-bg" draw:style-name="a255" draw:name="Straight Connector 11">
          <svg:title/>
          <svg:desc/>
        </draw:connector>
      </draw:g>
      <draw:frame draw:id="id56" presentation:style-name="a196" draw:name="Title 1" svg:x="0.74826in" svg:y="4.90741in" svg:width="9.33333in" svg:height="1.64815in" presentation:class="title" presentation:placeholder="false">
        <draw:text-box>
          <text:p text:style-name="a195" text:class-names="" text:cond-style-name=""><text:span text:style-name="a193" text:class-names="">Mastertitelformat bearbeiten</text:span><text:span text:style-name="a194" text:class-names=""/></text:p>
        </draw:text-box>
        <svg:title/>
        <svg:desc/>
      </draw:frame>
      <draw:frame draw:id="id57" presentation:style-name="a200" draw:name="Text Placeholder 2" svg:x="1.06308in" svg:y="0.75in" svg:width="5.08507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Mastertextformat bearbeiten</text:span></text:p>
            </text:list-item>
          </text:list>
        </draw:text-box>
        <svg:title/>
        <svg:desc/>
      </draw:frame>
      <draw:frame draw:id="id58" presentation:style-name="a217" draw:name="Content Placeholder 3" svg:x="0.74826in" svg:y="1.38947in" svg:width="5.39989in" svg:height="3.31424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Mastertextformat bearbeiten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Zweite Ebene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ünfte Ebene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221" draw:name="Text Placeholder 4" svg:x="6.64815in" svg:y="0.75in" svg:width="5.10185in" svg:height="0.63021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Mastertextformat bearbeiten</text:span></text:p>
            </text:list-item>
          </text:list>
        </draw:text-box>
        <svg:title/>
        <svg:desc/>
      </draw:frame>
      <draw:frame draw:id="id60" presentation:style-name="a238" draw:name="Content Placeholder 5" svg:x="6.35011in" svg:y="1.38021in" svg:width="5.39063in" svg:height="3.31424in" presentation:class="object" presentation:placeholder="false">
        <draw:text-box>
          <text:list text:style-name="a224">
            <text:list-item>
              <text:p text:style-name="a223" text:class-names="" text:cond-style-name=""><text:span text:style-name="a222" text:class-names="">Mastertextformat bearbeiten</text:span></text:p>
            </text:list-item>
          </text:list>
          <text:list text:style-name="a227">
            <text:list-item>
              <text:list text:style-name="a227">
                <text:list-item>
                  <text:p text:style-name="a226" text:class-names="" text:cond-style-name=""><text:span text:style-name="a225" text:class-names="">Zweite Ebene</text:span></text:p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p text:style-name="a229" text:class-names="" text:cond-style-name=""><text:span text:style-name="a2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p text:style-name="a232" text:class-names="" text:cond-style-name=""><text:span text:style-name="a2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list text:style-name="a237">
                            <text:list-item>
                              <text:p text:style-name="a236" text:class-names="" text:cond-style-name=""><text:span text:style-name="a234" text:class-names="">Fünfte Ebene</text:span><text:span text:style-name="a2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243" draw:name="Date Placeholder 6" svg:x="10.8316in" svg:y="6.75in" svg:width="1.75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/></text:span><text:span text:style-name="a241" text:class-names=""/></text:p>
        </draw:text-box>
        <svg:title/>
        <svg:desc/>
      </draw:frame>
      <draw:frame draw:id="id62" presentation:style-name="a246" draw:name="Footer Placeholder 7" svg:x="0.74826in" svg:y="6.75in" svg:width="8.25in" svg:height="0.39931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63" presentation:style-name="a250" draw:name="Slide Number Placeholder 8" svg:x="11.33333in" svg:y="6.10069in" svg:width="1.24917in" svg:height="0.73264in" presentation:class="page-number" presentation:placeholder="false">
        <draw:text-box>
          <text:p text:style-name="a249" text:class-names="" text:cond-style-name=""><text:span text:style-name="a247" text:class-names=""><text:page-number style:num-format="1" text:fixed="false"/></text:span><text:span text:style-name="a248" text:class-names=""/></text:p>
        </draw:text-box>
        <svg:title/>
        <svg:desc/>
      </draw:frame>
    </style:master-page>
    <style:master-page style:name="Master1-Layout6-titleOnly-Nur-Titel" style:page-layout-name="pageLayout1" draw:style-name="a257">
      <draw:g draw:name="Group 6" draw:id="id69">
        <svg:title/>
        <svg:desc/>
        <draw:connector draw:type="line" svg:x1="13.32986in" svg:y1="3.24074in" svg:x2="12.3316in" svg:y2="4.239in" draw:id="id74" draw:layer="Master1-bg" draw:style-name="a274" draw:name="Straight Connector 7">
          <svg:title/>
          <svg:desc/>
        </draw:connector>
        <draw:connector draw:type="line" svg:x1="13.32986in" svg:y1="3.489in" svg:x2="10.06886in" svg:y2="6.75in" draw:id="id75" draw:layer="Master1-bg" draw:style-name="a275" draw:name="Straight Connector 8">
          <svg:title/>
          <svg:desc/>
        </draw:connector>
        <draw:connector draw:type="line" svg:x1="13.32986in" svg:y1="3.59259in" svg:x2="11.25579in" svg:y2="5.66667in" draw:id="id76" draw:layer="Master1-bg" draw:style-name="a276" draw:name="Straight Connector 9">
          <svg:title/>
          <svg:desc/>
        </draw:connector>
        <draw:connector draw:type="line" svg:x1="13.32986in" svg:y1="3.42419in" svg:x2="11.42072in" svg:y2="5.33333in" draw:id="id77" draw:layer="Master1-bg" draw:style-name="a277" draw:name="Straight Connector 10">
          <svg:title/>
          <svg:desc/>
        </draw:connector>
        <draw:connector draw:type="line" svg:x1="13.32986in" svg:y1="4.02778in" svg:x2="11.94097in" svg:y2="5.41667in" draw:id="id78" draw:layer="Master1-bg" draw:style-name="a278" draw:name="Straight Connector 11">
          <svg:title/>
          <svg:desc/>
        </draw:connector>
      </draw:g>
      <draw:frame draw:id="id70" presentation:style-name="a261" draw:name="Title 1" svg:x="0.74826in" svg:y="4.90741in" svg:width="9.33333in" svg:height="1.64815in" presentation:class="title" presentation:placeholder="false">
        <draw:text-box>
          <text:p text:style-name="a260" text:class-names="" text:cond-style-name=""><text:span text:style-name="a258" text:class-names="">Mastertitelformat bearbeiten</text:span><text:span text:style-name="a259" text:class-names=""/></text:p>
        </draw:text-box>
        <svg:title/>
        <svg:desc/>
      </draw:frame>
      <draw:frame draw:id="id71" presentation:style-name="a266" draw:name="Date Placeholder 2" svg:x="10.8316in" svg:y="6.75in" svg:width="1.75in" svg:height="0.39931in" presentation:class="date-time" presentation:placeholder="false">
        <draw:text-box>
          <text:p text:style-name="a265" text:class-names="" text:cond-style-name=""><text:span text:style-name="a262" text:class-names=""><text:date text:fixed="false" style:data-style-name="a263"/></text:span><text:span text:style-name="a264" text:class-names=""/></text:p>
        </draw:text-box>
        <svg:title/>
        <svg:desc/>
      </draw:frame>
      <draw:frame draw:id="id72" presentation:style-name="a269" draw:name="Footer Placeholder 3" svg:x="0.74826in" svg:y="6.75in" svg:width="8.2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73" presentation:style-name="a273" draw:name="Slide Number Placeholder 4" svg:x="11.33333in" svg:y="6.10069in" svg:width="1.24917in" svg:height="0.73264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</style:master-page>
    <style:master-page style:name="Master1-Layout7-blank-Leer" style:page-layout-name="pageLayout1" draw:style-name="a280">
      <draw:g draw:name="Group 6" draw:id="id79">
        <svg:title/>
        <svg:desc/>
        <draw:connector draw:type="line" svg:x1="13.32986in" svg:y1="3.24074in" svg:x2="12.3316in" svg:y2="4.239in" draw:id="id83" draw:layer="Master1-bg" draw:style-name="a293" draw:name="Straight Connector 7">
          <svg:title/>
          <svg:desc/>
        </draw:connector>
        <draw:connector draw:type="line" svg:x1="13.32986in" svg:y1="3.489in" svg:x2="10.06886in" svg:y2="6.75in" draw:id="id84" draw:layer="Master1-bg" draw:style-name="a294" draw:name="Straight Connector 8">
          <svg:title/>
          <svg:desc/>
        </draw:connector>
        <draw:connector draw:type="line" svg:x1="13.32986in" svg:y1="3.59259in" svg:x2="11.25579in" svg:y2="5.66667in" draw:id="id85" draw:layer="Master1-bg" draw:style-name="a295" draw:name="Straight Connector 9">
          <svg:title/>
          <svg:desc/>
        </draw:connector>
        <draw:connector draw:type="line" svg:x1="13.32986in" svg:y1="3.42419in" svg:x2="11.42072in" svg:y2="5.33333in" draw:id="id86" draw:layer="Master1-bg" draw:style-name="a296" draw:name="Straight Connector 10">
          <svg:title/>
          <svg:desc/>
        </draw:connector>
        <draw:connector draw:type="line" svg:x1="13.32986in" svg:y1="4.02778in" svg:x2="11.94097in" svg:y2="5.41667in" draw:id="id87" draw:layer="Master1-bg" draw:style-name="a297" draw:name="Straight Connector 11">
          <svg:title/>
          <svg:desc/>
        </draw:connector>
      </draw:g>
      <draw:frame draw:id="id80" presentation:style-name="a285" draw:name="Date Placeholder 1" svg:x="10.8316in" svg:y="6.75in" svg:width="1.75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81" presentation:style-name="a288" draw:name="Footer Placeholder 2" svg:x="0.74826in" svg:y="6.75in" svg:width="8.2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82" presentation:style-name="a292" draw:name="Slide Number Placeholder 3" svg:x="11.33333in" svg:y="6.10069in" svg:width="1.24917in" svg:height="0.73264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99">
      <draw:g draw:name="Group 6" draw:id="id88">
        <svg:title/>
        <svg:desc/>
        <draw:connector draw:type="line" svg:x1="13.32986in" svg:y1="3.24074in" svg:x2="12.3316in" svg:y2="4.239in" draw:id="id95" draw:layer="Master1-bg" draw:style-name="a337" draw:name="Straight Connector 7">
          <svg:title/>
          <svg:desc/>
        </draw:connector>
        <draw:connector draw:type="line" svg:x1="13.32986in" svg:y1="3.489in" svg:x2="10.06886in" svg:y2="6.75in" draw:id="id96" draw:layer="Master1-bg" draw:style-name="a338" draw:name="Straight Connector 8">
          <svg:title/>
          <svg:desc/>
        </draw:connector>
        <draw:connector draw:type="line" svg:x1="13.32986in" svg:y1="3.59259in" svg:x2="11.25579in" svg:y2="5.66667in" draw:id="id97" draw:layer="Master1-bg" draw:style-name="a339" draw:name="Straight Connector 9">
          <svg:title/>
          <svg:desc/>
        </draw:connector>
        <draw:connector draw:type="line" svg:x1="13.32986in" svg:y1="3.42419in" svg:x2="11.42072in" svg:y2="5.33333in" draw:id="id98" draw:layer="Master1-bg" draw:style-name="a340" draw:name="Straight Connector 10">
          <svg:title/>
          <svg:desc/>
        </draw:connector>
        <draw:connector draw:type="line" svg:x1="13.32986in" svg:y1="4.02778in" svg:x2="11.94097in" svg:y2="5.41667in" draw:id="id99" draw:layer="Master1-bg" draw:style-name="a341" draw:name="Straight Connector 11">
          <svg:title/>
          <svg:desc/>
        </draw:connector>
      </draw:g>
      <draw:frame draw:id="id89" presentation:style-name="a303" draw:name="Title 1" svg:x="7.74826in" svg:y="0.75in" svg:width="4in" svg:height="1.5in" presentation:class="title" presentation:placeholder="false">
        <draw:text-box>
          <text:p text:style-name="a302" text:class-names="" text:cond-style-name=""><text:span text:style-name="a300" text:class-names="">Mastertitelformat bearbeiten</text:span><text:span text:style-name="a301" text:class-names=""/></text:p>
        </draw:text-box>
        <svg:title/>
        <svg:desc/>
      </draw:frame>
      <draw:frame draw:id="id90" presentation:style-name="a320" draw:name="Content Placeholder 2" svg:x="0.74826in" svg:y="0.75in" svg:width="6.5in" svg:height="5.80556in" presentation:class="object" presentation:placeholder="false">
        <draw:text-box>
          <text:list text:style-name="a306">
            <text:list-item>
              <text:p text:style-name="a305" text:class-names="" text:cond-style-name=""><text:span text:style-name="a304" text:class-names="">Mastertextformat bearbeiten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Zweite Ebene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Fünfte Ebene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324" draw:name="Text Placeholder 3" svg:x="7.74826in" svg:y="2.41667in" svg:width="4in" svg:height="2.287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Mastertextformat bearbeiten</text:span></text:p>
            </text:list-item>
          </text:list>
        </draw:text-box>
        <svg:title/>
        <svg:desc/>
      </draw:frame>
      <draw:frame draw:id="id92" presentation:style-name="a329" draw:name="Date Placeholder 4" svg:x="10.8316in" svg:y="6.75in" svg:width="1.75in" svg:height="0.39931in" presentation:class="date-time" presentation:placeholder="false">
        <draw:text-box>
          <text:p text:style-name="a328" text:class-names="" text:cond-style-name=""><text:span text:style-name="a325" text:class-names=""><text:date text:fixed="false" style:data-style-name="a326"/></text:span><text:span text:style-name="a327" text:class-names=""/></text:p>
        </draw:text-box>
        <svg:title/>
        <svg:desc/>
      </draw:frame>
      <draw:frame draw:id="id93" presentation:style-name="a332" draw:name="Footer Placeholder 5" svg:x="0.74826in" svg:y="6.75in" svg:width="8.25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94" presentation:style-name="a336" draw:name="Slide Number Placeholder 6" svg:x="11.33333in" svg:y="6.10069in" svg:width="1.24917in" svg:height="0.73264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/></text:span><text:span text:style-name="a334" text:class-names=""/></text:p>
        </draw:text-box>
        <svg:title/>
        <svg:desc/>
      </draw:frame>
    </style:master-page>
    <style:master-page style:name="Master1-Layout9-picTx-Bild-mit-Überschrift" style:page-layout-name="pageLayout1" draw:style-name="a343">
      <draw:g draw:name="Group 6" draw:id="id100">
        <svg:title/>
        <svg:desc/>
        <draw:connector draw:type="line" svg:x1="13.32986in" svg:y1="3.24074in" svg:x2="12.3316in" svg:y2="4.239in" draw:id="id107" draw:layer="Master1-bg" draw:style-name="a368" draw:name="Straight Connector 7">
          <svg:title/>
          <svg:desc/>
        </draw:connector>
        <draw:connector draw:type="line" svg:x1="13.32986in" svg:y1="3.489in" svg:x2="10.06886in" svg:y2="6.75in" draw:id="id108" draw:layer="Master1-bg" draw:style-name="a369" draw:name="Straight Connector 8">
          <svg:title/>
          <svg:desc/>
        </draw:connector>
        <draw:connector draw:type="line" svg:x1="13.32986in" svg:y1="3.59259in" svg:x2="11.25579in" svg:y2="5.66667in" draw:id="id109" draw:layer="Master1-bg" draw:style-name="a370" draw:name="Straight Connector 9">
          <svg:title/>
          <svg:desc/>
        </draw:connector>
        <draw:connector draw:type="line" svg:x1="13.32986in" svg:y1="3.42419in" svg:x2="11.42072in" svg:y2="5.33333in" draw:id="id110" draw:layer="Master1-bg" draw:style-name="a371" draw:name="Straight Connector 10">
          <svg:title/>
          <svg:desc/>
        </draw:connector>
        <draw:connector draw:type="line" svg:x1="13.32986in" svg:y1="4.02778in" svg:x2="11.94097in" svg:y2="5.41667in" draw:id="id111" draw:layer="Master1-bg" draw:style-name="a372" draw:name="Straight Connector 11">
          <svg:title/>
          <svg:desc/>
        </draw:connector>
      </draw:g>
      <draw:frame draw:id="id101" presentation:style-name="a347" draw:name="Title 1" svg:x="5.16493in" svg:y="1.58333in" svg:width="6.58333in" svg:height="1.25in" presentation:class="title" presentation:placeholder="false">
        <draw:text-box>
          <text:p text:style-name="a346" text:class-names="" text:cond-style-name=""><text:span text:style-name="a344" text:class-names="">Mastertitelformat bearbeiten</text:span><text:span text:style-name="a345" text:class-names=""/></text:p>
        </draw:text-box>
        <svg:title/>
        <svg:desc/>
      </draw:frame>
      <draw:frame draw:id="id102" presentation:style-name="a351" draw:name="Picture Placeholder 2" svg:x="1.0816in" svg:y="1in" svg:width="3.58812in" svg:height="5in" presentation:class="graphic" presentation:placeholder="false">
        <draw:text-box>
          <text:p text:style-name="a350" text:class-names="" text:cond-style-name=""><text:span text:style-name="a348" text:class-names="">Bild durch Klicken auf Symbol hinzufügen</text:span><text:span text:style-name="a349" text:class-names=""/></text:p>
        </draw:text-box>
        <svg:title/>
        <svg:desc/>
      </draw:frame>
      <draw:frame draw:id="id103" presentation:style-name="a355" draw:name="Text Placeholder 3" svg:x="5.16493in" svg:y="3.03704in" svg:width="6.58507in" svg:height="2.2407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Mastertextformat bearbeiten</text:span></text:p>
            </text:list-item>
          </text:list>
        </draw:text-box>
        <svg:title/>
        <svg:desc/>
      </draw:frame>
      <draw:frame draw:id="id104" presentation:style-name="a360" draw:name="Date Placeholder 4" svg:x="10.8316in" svg:y="6.75in" svg:width="1.75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/></text:span><text:span text:style-name="a358" text:class-names=""/></text:p>
        </draw:text-box>
        <svg:title/>
        <svg:desc/>
      </draw:frame>
      <draw:frame draw:id="id105" presentation:style-name="a363" draw:name="Footer Placeholder 5" svg:x="0.74826in" svg:y="6.75in" svg:width="8.2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06" presentation:style-name="a367" draw:name="Slide Number Placeholder 6" svg:x="11.33333in" svg:y="6.10069in" svg:width="1.24917in" svg:height="0.73264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10-cust-Panoramabild-mit-Beschriftung" style:page-layout-name="pageLayout1" draw:style-name="a374">
      <draw:g draw:name="Group 6" draw:id="id112">
        <svg:title/>
        <svg:desc/>
        <draw:connector draw:type="line" svg:x1="13.32986in" svg:y1="3.24074in" svg:x2="12.3316in" svg:y2="4.239in" draw:id="id119" draw:layer="Master1-bg" draw:style-name="a399" draw:name="Straight Connector 7">
          <svg:title/>
          <svg:desc/>
        </draw:connector>
        <draw:connector draw:type="line" svg:x1="13.32986in" svg:y1="3.489in" svg:x2="10.06886in" svg:y2="6.75in" draw:id="id120" draw:layer="Master1-bg" draw:style-name="a400" draw:name="Straight Connector 8">
          <svg:title/>
          <svg:desc/>
        </draw:connector>
        <draw:connector draw:type="line" svg:x1="13.32986in" svg:y1="3.59259in" svg:x2="11.25579in" svg:y2="5.66667in" draw:id="id121" draw:layer="Master1-bg" draw:style-name="a401" draw:name="Straight Connector 9">
          <svg:title/>
          <svg:desc/>
        </draw:connector>
        <draw:connector draw:type="line" svg:x1="13.32986in" svg:y1="3.42419in" svg:x2="11.42072in" svg:y2="5.33333in" draw:id="id122" draw:layer="Master1-bg" draw:style-name="a402" draw:name="Straight Connector 10">
          <svg:title/>
          <svg:desc/>
        </draw:connector>
        <draw:connector draw:type="line" svg:x1="13.32986in" svg:y1="4.02778in" svg:x2="11.94097in" svg:y2="5.41667in" draw:id="id123" draw:layer="Master1-bg" draw:style-name="a403" draw:name="Straight Connector 11">
          <svg:title/>
          <svg:desc/>
        </draw:connector>
      </draw:g>
      <draw:frame draw:id="id113" presentation:style-name="a378" draw:name="Title 1" svg:x="0.74826in" svg:y="4.90741in" svg:width="9.33333in" svg:height="1.64815in" presentation:class="title" presentation:placeholder="false">
        <draw:text-box>
          <text:p text:style-name="a377" text:class-names="" text:cond-style-name=""><text:span text:style-name="a375" text:class-names="">Mastertitelformat bearbeiten</text:span><text:span text:style-name="a376" text:class-names=""/></text:p>
        </draw:text-box>
        <svg:title/>
        <svg:desc/>
      </draw:frame>
      <draw:frame draw:id="id114" presentation:style-name="a382" draw:name="Picture Placeholder 2" svg:x="0.75in" svg:y="0.58333in" svg:width="11.8316in" svg:height="3.41667in" presentation:class="graphic" presentation:placeholder="false">
        <draw:text-box>
          <text:p text:style-name="a381" text:class-names="" text:cond-style-name=""><text:span text:style-name="a379" text:class-names="">Bild durch Klicken auf Symbol hinzufügen</text:span><text:span text:style-name="a380" text:class-names=""/></text:p>
        </draw:text-box>
        <svg:title/>
        <svg:desc/>
      </draw:frame>
      <draw:frame draw:id="id115" presentation:style-name="a386" draw:name="Text Placeholder 9" svg:x="1in" svg:y="4.2037in" svg:width="9.08159in" svg:height="0.5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Mastertextformat bearbeiten</text:span></text:p>
            </text:list-item>
          </text:list>
        </draw:text-box>
        <svg:title/>
        <svg:desc/>
      </draw:frame>
      <draw:frame draw:id="id116" presentation:style-name="a391" draw:name="Date Placeholder 2" svg:x="10.8316in" svg:y="6.75in" svg:width="1.75in" svg:height="0.39931in" presentation:class="date-time" presentation:placeholder="false">
        <draw:text-box>
          <text:p text:style-name="a390" text:class-names="" text:cond-style-name=""><text:span text:style-name="a387" text:class-names=""><text:date text:fixed="false" style:data-style-name="a388"/></text:span><text:span text:style-name="a389" text:class-names=""/></text:p>
        </draw:text-box>
        <svg:title/>
        <svg:desc/>
      </draw:frame>
      <draw:frame draw:id="id117" presentation:style-name="a394" draw:name="Footer Placeholder 3" svg:x="0.74826in" svg:y="6.75in" svg:width="8.25in" svg:height="0.39931in" presentation:class="footer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118" presentation:style-name="a398" draw:name="Slide Number Placeholder 4" svg:x="11.33333in" svg:y="6.10069in" svg:width="1.24917in" svg:height="0.73264in" presentation:class="page-number" presentation:placeholder="false">
        <draw:text-box>
          <text:p text:style-name="a397" text:class-names="" text:cond-style-name=""><text:span text:style-name="a395" text:class-names=""><text:page-number style:num-format="1" text:fixed="false"/></text:span><text:span text:style-name="a396" text:class-names=""/></text:p>
        </draw:text-box>
        <svg:title/>
        <svg:desc/>
      </draw:frame>
    </style:master-page>
    <style:master-page style:name="Master1-Layout11-cust-Titel-und-Beschriftung" style:page-layout-name="pageLayout1" draw:style-name="a405">
      <draw:g draw:name="Group 6" draw:id="id124">
        <svg:title/>
        <svg:desc/>
        <draw:connector draw:type="line" svg:x1="13.32986in" svg:y1="3.24074in" svg:x2="12.3316in" svg:y2="4.239in" draw:id="id130" draw:layer="Master1-bg" draw:style-name="a426" draw:name="Straight Connector 7">
          <svg:title/>
          <svg:desc/>
        </draw:connector>
        <draw:connector draw:type="line" svg:x1="13.32986in" svg:y1="3.489in" svg:x2="10.06886in" svg:y2="6.75in" draw:id="id131" draw:layer="Master1-bg" draw:style-name="a427" draw:name="Straight Connector 8">
          <svg:title/>
          <svg:desc/>
        </draw:connector>
        <draw:connector draw:type="line" svg:x1="13.32986in" svg:y1="3.59259in" svg:x2="11.25579in" svg:y2="5.66667in" draw:id="id132" draw:layer="Master1-bg" draw:style-name="a428" draw:name="Straight Connector 9">
          <svg:title/>
          <svg:desc/>
        </draw:connector>
        <draw:connector draw:type="line" svg:x1="13.32986in" svg:y1="3.42419in" svg:x2="11.42072in" svg:y2="5.33333in" draw:id="id133" draw:layer="Master1-bg" draw:style-name="a429" draw:name="Straight Connector 10">
          <svg:title/>
          <svg:desc/>
        </draw:connector>
        <draw:connector draw:type="line" svg:x1="13.32986in" svg:y1="4.02778in" svg:x2="11.94097in" svg:y2="5.41667in" draw:id="id134" draw:layer="Master1-bg" draw:style-name="a430" draw:name="Straight Connector 11">
          <svg:title/>
          <svg:desc/>
        </draw:connector>
      </draw:g>
      <draw:frame draw:id="id125" presentation:style-name="a409" draw:name="Title 1" svg:x="0.74826in" svg:y="0.75in" svg:width="11in" svg:height="3in" presentation:class="title" presentation:placeholder="false">
        <draw:text-box>
          <text:p text:style-name="a408" text:class-names="" text:cond-style-name=""><text:span text:style-name="a406" text:class-names="">Mastertitelformat bearbeiten</text:span><text:span text:style-name="a407" text:class-names=""/></text:p>
        </draw:text-box>
        <svg:title/>
        <svg:desc/>
      </draw:frame>
      <draw:frame draw:id="id126" presentation:style-name="a413" draw:name="Text Placeholder 2" svg:x="0.74826in" svg:y="4.5in" svg:width="9.33507in" svg:height="2.05556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Mastertextformat bearbeiten</text:span></text:p>
            </text:list-item>
          </text:list>
        </draw:text-box>
        <svg:title/>
        <svg:desc/>
      </draw:frame>
      <draw:frame draw:id="id127" presentation:style-name="a418" draw:name="Date Placeholder 3" svg:x="10.8316in" svg:y="6.75in" svg:width="1.75in" svg:height="0.39931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8" presentation:style-name="a421" draw:name="Footer Placeholder 4" svg:x="0.74826in" svg:y="6.75in" svg:width="8.25in" svg:height="0.39931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9" presentation:style-name="a425" draw:name="Slide Number Placeholder 5" svg:x="11.33333in" svg:y="6.10069in" svg:width="1.24917in" svg:height="0.73264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2-cust-Zitat-mit-Beschriftung" style:page-layout-name="pageLayout1" draw:style-name="a432">
      <draw:g draw:name="Group 6" draw:id="id135">
        <svg:title/>
        <svg:desc/>
        <draw:connector draw:type="line" svg:x1="13.32986in" svg:y1="3.24074in" svg:x2="12.3316in" svg:y2="4.239in" draw:id="id144" draw:layer="Master1-bg" draw:style-name="a463" draw:name="Straight Connector 7">
          <svg:title/>
          <svg:desc/>
        </draw:connector>
        <draw:connector draw:type="line" svg:x1="13.32986in" svg:y1="3.489in" svg:x2="10.06886in" svg:y2="6.75in" draw:id="id145" draw:layer="Master1-bg" draw:style-name="a464" draw:name="Straight Connector 8">
          <svg:title/>
          <svg:desc/>
        </draw:connector>
        <draw:connector draw:type="line" svg:x1="13.32986in" svg:y1="3.59259in" svg:x2="11.25579in" svg:y2="5.66667in" draw:id="id146" draw:layer="Master1-bg" draw:style-name="a465" draw:name="Straight Connector 9">
          <svg:title/>
          <svg:desc/>
        </draw:connector>
        <draw:connector draw:type="line" svg:x1="13.32986in" svg:y1="3.42419in" svg:x2="11.42072in" svg:y2="5.33333in" draw:id="id147" draw:layer="Master1-bg" draw:style-name="a466" draw:name="Straight Connector 10">
          <svg:title/>
          <svg:desc/>
        </draw:connector>
        <draw:connector draw:type="line" svg:x1="13.32986in" svg:y1="4.02778in" svg:x2="11.94097in" svg:y2="5.41667in" draw:id="id148" draw:layer="Master1-bg" draw:style-name="a467" draw:name="Straight Connector 11">
          <svg:title/>
          <svg:desc/>
        </draw:connector>
      </draw:g>
      <draw:frame draw:id="id136" presentation:style-name="a436" draw:name="Title 1" svg:x="1.24826in" svg:y="0.75in" svg:width="10in" svg:height="3in" presentation:class="title" presentation:placeholder="false">
        <draw:text-box>
          <text:p text:style-name="a435" text:class-names="" text:cond-style-name=""><text:span text:style-name="a433" text:class-names="">Mastertitelformat bearbeiten</text:span><text:span text:style-name="a434" text:class-names=""/></text:p>
        </draw:text-box>
        <svg:title/>
        <svg:desc/>
      </draw:frame>
      <draw:frame draw:id="id137" presentation:style-name="a440" draw:name="Text Placeholder 9" svg:x="1.5816in" svg:y="3.75in" svg:width="9.33333in" svg:height="0.41667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Mastertextformat bearbeiten</text:span></text:p>
            </text:list-item>
          </text:list>
        </draw:text-box>
        <svg:title/>
        <svg:desc/>
      </draw:frame>
      <draw:frame draw:id="id138" presentation:style-name="a444" draw:name="Text Placeholder 2" svg:x="0.74826in" svg:y="4.7037in" svg:width="9.33333in" svg:height="1.84259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Mastertextformat bearbeiten</text:span></text:p>
            </text:list-item>
          </text:list>
        </draw:text-box>
        <svg:title/>
        <svg:desc/>
      </draw:frame>
      <draw:frame draw:id="id139" presentation:style-name="a449" draw:name="Date Placeholder 3" svg:x="10.8316in" svg:y="6.75in" svg:width="1.75in" svg:height="0.39931in" presentation:class="date-time" presentation:placeholder="false">
        <draw:text-box>
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</draw:text-box>
        <svg:title/>
        <svg:desc/>
      </draw:frame>
      <draw:frame draw:id="id140" presentation:style-name="a452" draw:name="Footer Placeholder 4" svg:x="0.74826in" svg:y="6.75in" svg:width="8.25in" svg:height="0.39931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141" presentation:style-name="a456" draw:name="Slide Number Placeholder 5" svg:x="11.33333in" svg:y="6.10069in" svg:width="1.24917in" svg:height="0.73264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draw:frame draw:id="id142" draw:style-name="a459" draw:name="TextBox 13" svg:x="0.5816in" svg:y="0.88826in" svg:width="0.66667in" svg:height="0.63952in">
        <draw:text-box>
          <text:p text:style-name="a458" text:class-names="" text:cond-style-name=""><text:span text:style-name="a457" text:class-names="">“</text:span></text:p>
        </draw:text-box>
        <svg:title/>
        <svg:desc/>
      </draw:frame>
      <draw:frame draw:id="id143" draw:style-name="a462" draw:name="TextBox 14" svg:x="11.24826in" svg:y="3.02778in" svg:width="0.66667in" svg:height="0.63952in">
        <draw:text-box>
          <text:p text:style-name="a461" text:class-names="" text:cond-style-name=""><text:span text:style-name="a460" text:class-names="">”</text:span></text:p>
        </draw:text-box>
        <svg:title/>
        <svg:desc/>
      </draw:frame>
    </style:master-page>
    <style:master-page style:name="Master1-Layout13-cust-Namenskarte" style:page-layout-name="pageLayout1" draw:style-name="a469">
      <draw:g draw:name="Group 6" draw:id="id149">
        <svg:title/>
        <svg:desc/>
        <draw:connector draw:type="line" svg:x1="13.32986in" svg:y1="3.24074in" svg:x2="12.3316in" svg:y2="4.239in" draw:id="id155" draw:layer="Master1-bg" draw:style-name="a490" draw:name="Straight Connector 7">
          <svg:title/>
          <svg:desc/>
        </draw:connector>
        <draw:connector draw:type="line" svg:x1="13.32986in" svg:y1="3.489in" svg:x2="10.06886in" svg:y2="6.75in" draw:id="id156" draw:layer="Master1-bg" draw:style-name="a491" draw:name="Straight Connector 8">
          <svg:title/>
          <svg:desc/>
        </draw:connector>
        <draw:connector draw:type="line" svg:x1="13.32986in" svg:y1="3.59259in" svg:x2="11.25579in" svg:y2="5.66667in" draw:id="id157" draw:layer="Master1-bg" draw:style-name="a492" draw:name="Straight Connector 9">
          <svg:title/>
          <svg:desc/>
        </draw:connector>
        <draw:connector draw:type="line" svg:x1="13.32986in" svg:y1="3.42419in" svg:x2="11.42072in" svg:y2="5.33333in" draw:id="id158" draw:layer="Master1-bg" draw:style-name="a493" draw:name="Straight Connector 10">
          <svg:title/>
          <svg:desc/>
        </draw:connector>
        <draw:connector draw:type="line" svg:x1="13.32986in" svg:y1="4.02778in" svg:x2="11.94097in" svg:y2="5.41667in" draw:id="id159" draw:layer="Master1-bg" draw:style-name="a494" draw:name="Straight Connector 11">
          <svg:title/>
          <svg:desc/>
        </draw:connector>
      </draw:g>
      <draw:frame draw:id="id150" presentation:style-name="a473" draw:name="Title 1" svg:x="0.74826in" svg:y="3.75in" svg:width="9.33333in" svg:height="1.8563in" presentation:class="title" presentation:placeholder="false">
        <draw:text-box>
          <text:p text:style-name="a472" text:class-names="" text:cond-style-name=""><text:span text:style-name="a470" text:class-names="">Mastertitelformat bearbeiten</text:span><text:span text:style-name="a471" text:class-names=""/></text:p>
        </draw:text-box>
        <svg:title/>
        <svg:desc/>
      </draw:frame>
      <draw:frame draw:id="id151" presentation:style-name="a477" draw:name="Text Placeholder 2" svg:x="0.74826in" svg:y="5.6135in" svg:width="9.33507in" svg:height="0.94094in" presentation:class="outline" presentation:placeholder="false">
        <draw:text-box>
          <text:list text:style-name="a476">
            <text:list-item>
              <text:p text:style-name="a475" text:class-names="" text:cond-style-name=""><text:span text:style-name="a474" text:class-names="">Mastertextformat bearbeiten</text:span></text:p>
            </text:list-item>
          </text:list>
        </draw:text-box>
        <svg:title/>
        <svg:desc/>
      </draw:frame>
      <draw:frame draw:id="id152" presentation:style-name="a482" draw:name="Date Placeholder 3" svg:x="10.8316in" svg:y="6.75in" svg:width="1.75in" svg:height="0.39931in" presentation:class="date-time" presentation:placeholder="false">
        <draw:text-box>
          <text:p text:style-name="a481" text:class-names="" text:cond-style-name=""><text:span text:style-name="a478" text:class-names=""><text:date text:fixed="false" style:data-style-name="a479"/></text:span><text:span text:style-name="a480" text:class-names=""/></text:p>
        </draw:text-box>
        <svg:title/>
        <svg:desc/>
      </draw:frame>
      <draw:frame draw:id="id153" presentation:style-name="a485" draw:name="Footer Placeholder 4" svg:x="0.74826in" svg:y="6.75in" svg:width="8.25in" svg:height="0.39931in" presentation:class="footer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154" presentation:style-name="a489" draw:name="Slide Number Placeholder 5" svg:x="11.33333in" svg:y="6.10069in" svg:width="1.24917in" svg:height="0.73264in" presentation:class="page-number" presentation:placeholder="false">
        <draw:text-box>
          <text:p text:style-name="a488" text:class-names="" text:cond-style-name=""><text:span text:style-name="a486" text:class-names=""><text:page-number style:num-format="1" text:fixed="false"/></text:span><text:span text:style-name="a487" text:class-names=""/></text:p>
        </draw:text-box>
        <svg:title/>
        <svg:desc/>
      </draw:frame>
    </style:master-page>
    <style:master-page style:name="Master1-Layout14-cust-Namenskarte-für-Zitat" style:page-layout-name="pageLayout1" draw:style-name="a496">
      <draw:g draw:name="Group 6" draw:id="id160">
        <svg:title/>
        <svg:desc/>
        <draw:connector draw:type="line" svg:x1="13.32986in" svg:y1="3.24074in" svg:x2="12.3316in" svg:y2="4.239in" draw:id="id169" draw:layer="Master1-bg" draw:style-name="a527" draw:name="Straight Connector 7">
          <svg:title/>
          <svg:desc/>
        </draw:connector>
        <draw:connector draw:type="line" svg:x1="13.32986in" svg:y1="3.489in" svg:x2="10.06886in" svg:y2="6.75in" draw:id="id170" draw:layer="Master1-bg" draw:style-name="a528" draw:name="Straight Connector 8">
          <svg:title/>
          <svg:desc/>
        </draw:connector>
        <draw:connector draw:type="line" svg:x1="13.32986in" svg:y1="3.59259in" svg:x2="11.25579in" svg:y2="5.66667in" draw:id="id171" draw:layer="Master1-bg" draw:style-name="a529" draw:name="Straight Connector 9">
          <svg:title/>
          <svg:desc/>
        </draw:connector>
        <draw:connector draw:type="line" svg:x1="13.32986in" svg:y1="3.42419in" svg:x2="11.42072in" svg:y2="5.33333in" draw:id="id172" draw:layer="Master1-bg" draw:style-name="a530" draw:name="Straight Connector 10">
          <svg:title/>
          <svg:desc/>
        </draw:connector>
        <draw:connector draw:type="line" svg:x1="13.32986in" svg:y1="4.02778in" svg:x2="11.94097in" svg:y2="5.41667in" draw:id="id173" draw:layer="Master1-bg" draw:style-name="a531" draw:name="Straight Connector 11">
          <svg:title/>
          <svg:desc/>
        </draw:connector>
      </draw:g>
      <draw:frame draw:id="id161" presentation:style-name="a500" draw:name="Title 1" svg:x="1.24826in" svg:y="0.75in" svg:width="10in" svg:height="3in" presentation:class="title" presentation:placeholder="false">
        <draw:text-box>
          <text:p text:style-name="a499" text:class-names="" text:cond-style-name=""><text:span text:style-name="a497" text:class-names="">Mastertitelformat bearbeiten</text:span><text:span text:style-name="a498" text:class-names=""/></text:p>
        </draw:text-box>
        <svg:title/>
        <svg:desc/>
      </draw:frame>
      <draw:frame draw:id="id162" presentation:style-name="a504" draw:name="Text Placeholder 9" svg:x="0.74826in" svg:y="4.2963in" svg:width="9.33333in" svg:height="1.14815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>Mastertextformat bearbeiten</text:span></text:p>
            </text:list-item>
          </text:list>
        </draw:text-box>
        <svg:title/>
        <svg:desc/>
      </draw:frame>
      <draw:frame draw:id="id163" presentation:style-name="a508" draw:name="Text Placeholder 2" svg:x="0.74826in" svg:y="5.44444in" svg:width="9.33333in" svg:height="1.1111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>Mastertextformat bearbeiten</text:span></text:p>
            </text:list-item>
          </text:list>
        </draw:text-box>
        <svg:title/>
        <svg:desc/>
      </draw:frame>
      <draw:frame draw:id="id164" presentation:style-name="a513" draw:name="Date Placeholder 3" svg:x="10.8316in" svg:y="6.75in" svg:width="1.75in" svg:height="0.39931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/></text:span><text:span text:style-name="a511" text:class-names=""/></text:p>
        </draw:text-box>
        <svg:title/>
        <svg:desc/>
      </draw:frame>
      <draw:frame draw:id="id165" presentation:style-name="a516" draw:name="Footer Placeholder 4" svg:x="0.74826in" svg:y="6.75in" svg:width="8.25in" svg:height="0.39931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166" presentation:style-name="a520" draw:name="Slide Number Placeholder 5" svg:x="11.33333in" svg:y="6.10069in" svg:width="1.24917in" svg:height="0.73264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</draw:text-box>
        <svg:title/>
        <svg:desc/>
      </draw:frame>
      <draw:frame draw:id="id167" draw:style-name="a523" draw:name="TextBox 10" svg:x="0.5816in" svg:y="0.88826in" svg:width="0.66667in" svg:height="0.63952in">
        <draw:text-box>
          <text:p text:style-name="a522" text:class-names="" text:cond-style-name=""><text:span text:style-name="a521" text:class-names="">“</text:span></text:p>
        </draw:text-box>
        <svg:title/>
        <svg:desc/>
      </draw:frame>
      <draw:frame draw:id="id168" draw:style-name="a526" draw:name="TextBox 11" svg:x="11.24826in" svg:y="3.02778in" svg:width="0.66667in" svg:height="0.63952in">
        <draw:text-box>
          <text:p text:style-name="a525" text:class-names="" text:cond-style-name=""><text:span text:style-name="a524" text:class-names="">”</text:span></text:p>
        </draw:text-box>
        <svg:title/>
        <svg:desc/>
      </draw:frame>
    </style:master-page>
    <style:master-page style:name="Master1-Layout15-cust-Wahr-oder-Falsch" style:page-layout-name="pageLayout1" draw:style-name="a533">
      <draw:g draw:name="Group 6" draw:id="id174">
        <svg:title/>
        <svg:desc/>
        <draw:connector draw:type="line" svg:x1="13.32986in" svg:y1="3.24074in" svg:x2="12.3316in" svg:y2="4.239in" draw:id="id181" draw:layer="Master1-bg" draw:style-name="a558" draw:name="Straight Connector 7">
          <svg:title/>
          <svg:desc/>
        </draw:connector>
        <draw:connector draw:type="line" svg:x1="13.32986in" svg:y1="3.489in" svg:x2="10.06886in" svg:y2="6.75in" draw:id="id182" draw:layer="Master1-bg" draw:style-name="a559" draw:name="Straight Connector 8">
          <svg:title/>
          <svg:desc/>
        </draw:connector>
        <draw:connector draw:type="line" svg:x1="13.32986in" svg:y1="3.59259in" svg:x2="11.25579in" svg:y2="5.66667in" draw:id="id183" draw:layer="Master1-bg" draw:style-name="a560" draw:name="Straight Connector 9">
          <svg:title/>
          <svg:desc/>
        </draw:connector>
        <draw:connector draw:type="line" svg:x1="13.32986in" svg:y1="3.42419in" svg:x2="11.42072in" svg:y2="5.33333in" draw:id="id184" draw:layer="Master1-bg" draw:style-name="a561" draw:name="Straight Connector 10">
          <svg:title/>
          <svg:desc/>
        </draw:connector>
        <draw:connector draw:type="line" svg:x1="13.32986in" svg:y1="4.02778in" svg:x2="11.94097in" svg:y2="5.41667in" draw:id="id185" draw:layer="Master1-bg" draw:style-name="a562" draw:name="Straight Connector 11">
          <svg:title/>
          <svg:desc/>
        </draw:connector>
      </draw:g>
      <draw:frame draw:id="id175" presentation:style-name="a537" draw:name="Title 1" svg:x="0.74826in" svg:y="0.75in" svg:width="11in" svg:height="3in" presentation:class="title" presentation:placeholder="false">
        <draw:text-box>
          <text:p text:style-name="a536" text:class-names="" text:cond-style-name=""><text:span text:style-name="a534" text:class-names="">Mastertitelformat bearbeiten</text:span><text:span text:style-name="a535" text:class-names=""/></text:p>
        </draw:text-box>
        <svg:title/>
        <svg:desc/>
      </draw:frame>
      <draw:frame draw:id="id176" presentation:style-name="a541" draw:name="Text Placeholder 9" svg:x="0.74826in" svg:y="4.2963in" svg:width="9.33333in" svg:height="0.91667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Mastertextformat bearbeiten</text:span></text:p>
            </text:list-item>
          </text:list>
        </draw:text-box>
        <svg:title/>
        <svg:desc/>
      </draw:frame>
      <draw:frame draw:id="id177" presentation:style-name="a545" draw:name="Text Placeholder 2" svg:x="0.74826in" svg:y="5.21296in" svg:width="9.33333in" svg:height="1.34259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Mastertextformat bearbeiten</text:span></text:p>
            </text:list-item>
          </text:list>
        </draw:text-box>
        <svg:title/>
        <svg:desc/>
      </draw:frame>
      <draw:frame draw:id="id178" presentation:style-name="a550" draw:name="Date Placeholder 3" svg:x="10.8316in" svg:y="6.75in" svg:width="1.75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/></text:span><text:span text:style-name="a548" text:class-names=""/></text:p>
        </draw:text-box>
        <svg:title/>
        <svg:desc/>
      </draw:frame>
      <draw:frame draw:id="id179" presentation:style-name="a553" draw:name="Footer Placeholder 4" svg:x="0.74826in" svg:y="6.75in" svg:width="8.2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180" presentation:style-name="a557" draw:name="Slide Number Placeholder 5" svg:x="11.33333in" svg:y="6.10069in" svg:width="1.24917in" svg:height="0.73264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/></text:span><text:span text:style-name="a555" text:class-names=""/></text:p>
        </draw:text-box>
        <svg:title/>
        <svg:desc/>
      </draw:frame>
    </style:master-page>
    <style:master-page style:name="Master1-Layout16-vertTx-Titel-und-vertikaler-Text" style:page-layout-name="pageLayout1" draw:style-name="a564">
      <draw:g draw:name="Group 6" draw:id="id186">
        <svg:title/>
        <svg:desc/>
        <draw:connector draw:type="line" svg:x1="13.32986in" svg:y1="3.24074in" svg:x2="12.3316in" svg:y2="4.239in" draw:id="id192" draw:layer="Master1-bg" draw:style-name="a598" draw:name="Straight Connector 7">
          <svg:title/>
          <svg:desc/>
        </draw:connector>
        <draw:connector draw:type="line" svg:x1="13.32986in" svg:y1="3.489in" svg:x2="10.06886in" svg:y2="6.75in" draw:id="id193" draw:layer="Master1-bg" draw:style-name="a599" draw:name="Straight Connector 8">
          <svg:title/>
          <svg:desc/>
        </draw:connector>
        <draw:connector draw:type="line" svg:x1="13.32986in" svg:y1="3.59259in" svg:x2="11.25579in" svg:y2="5.66667in" draw:id="id194" draw:layer="Master1-bg" draw:style-name="a600" draw:name="Straight Connector 9">
          <svg:title/>
          <svg:desc/>
        </draw:connector>
        <draw:connector draw:type="line" svg:x1="13.32986in" svg:y1="3.42419in" svg:x2="11.42072in" svg:y2="5.33333in" draw:id="id195" draw:layer="Master1-bg" draw:style-name="a601" draw:name="Straight Connector 10">
          <svg:title/>
          <svg:desc/>
        </draw:connector>
        <draw:connector draw:type="line" svg:x1="13.32986in" svg:y1="4.02778in" svg:x2="11.94097in" svg:y2="5.41667in" draw:id="id196" draw:layer="Master1-bg" draw:style-name="a602" draw:name="Straight Connector 11">
          <svg:title/>
          <svg:desc/>
        </draw:connector>
      </draw:g>
      <draw:frame draw:id="id187" presentation:style-name="a568" draw:name="Title 1" svg:x="0.74826in" svg:y="4.90741in" svg:width="9.33333in" svg:height="1.64815in" presentation:class="title" presentation:placeholder="false">
        <draw:text-box>
          <text:p text:style-name="a567" text:class-names="" text:cond-style-name=""><text:span text:style-name="a565" text:class-names="">Mastertitelformat bearbeiten</text:span><text:span text:style-name="a566" text:class-names=""/></text:p>
        </draw:text-box>
        <svg:title/>
        <svg:desc/>
      </draw:frame>
      <draw:frame draw:id="id188" presentation:style-name="a585" draw:name="Vertical Text Placeholder 2" svg:x="0.74826in" svg:y="0.75in" svg:width="9.33333in" svg:height="3.9537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Mastertextformat bearbeiten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Zweite Ebene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ünfte Ebene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590" draw:name="Date Placeholder 3" svg:x="10.8316in" svg:y="6.75in" svg:width="1.75in" svg:height="0.39931in" presentation:class="date-time" presentation:placeholder="false">
        <draw:text-box>
          <text:p text:style-name="a589" text:class-names="" text:cond-style-name=""><text:span text:style-name="a586" text:class-names=""><text:date text:fixed="false" style:data-style-name="a587"/></text:span><text:span text:style-name="a588" text:class-names=""/></text:p>
        </draw:text-box>
        <svg:title/>
        <svg:desc/>
      </draw:frame>
      <draw:frame draw:id="id190" presentation:style-name="a593" draw:name="Footer Placeholder 4" svg:x="0.74826in" svg:y="6.75in" svg:width="8.25in" svg:height="0.39931in" presentation:class="footer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91" presentation:style-name="a597" draw:name="Slide Number Placeholder 5" svg:x="11.33333in" svg:y="6.10069in" svg:width="1.24917in" svg:height="0.73264in" presentation:class="page-number" presentation:placeholder="false">
        <draw:text-box>
          <text:p text:style-name="a596" text:class-names="" text:cond-style-name=""><text:span text:style-name="a594" text:class-names=""><text:page-number style:num-format="1" text:fixed="false"/></text:span><text:span text:style-name="a595" text:class-names=""/></text:p>
        </draw:text-box>
        <svg:title/>
        <svg:desc/>
      </draw:frame>
    </style:master-page>
    <style:master-page style:name="Master1-Layout17-vertTitleAndTx-Vertikaler-Titel-und-Text" style:page-layout-name="pageLayout1" draw:style-name="a604">
      <draw:g draw:name="Group 6" draw:id="id197">
        <svg:title/>
        <svg:desc/>
        <draw:connector draw:type="line" svg:x1="13.32986in" svg:y1="3.24074in" svg:x2="12.3316in" svg:y2="4.239in" draw:id="id203" draw:layer="Master1-bg" draw:style-name="a638" draw:name="Straight Connector 7">
          <svg:title/>
          <svg:desc/>
        </draw:connector>
        <draw:connector draw:type="line" svg:x1="13.32986in" svg:y1="3.489in" svg:x2="10.06886in" svg:y2="6.75in" draw:id="id204" draw:layer="Master1-bg" draw:style-name="a639" draw:name="Straight Connector 8">
          <svg:title/>
          <svg:desc/>
        </draw:connector>
        <draw:connector draw:type="line" svg:x1="13.32986in" svg:y1="3.59259in" svg:x2="11.25579in" svg:y2="5.66667in" draw:id="id205" draw:layer="Master1-bg" draw:style-name="a640" draw:name="Straight Connector 9">
          <svg:title/>
          <svg:desc/>
        </draw:connector>
        <draw:connector draw:type="line" svg:x1="13.32986in" svg:y1="3.42419in" svg:x2="11.42072in" svg:y2="5.33333in" draw:id="id206" draw:layer="Master1-bg" draw:style-name="a641" draw:name="Straight Connector 10">
          <svg:title/>
          <svg:desc/>
        </draw:connector>
        <draw:connector draw:type="line" svg:x1="13.32986in" svg:y1="4.02778in" svg:x2="11.94097in" svg:y2="5.41667in" draw:id="id207" draw:layer="Master1-bg" draw:style-name="a642" draw:name="Straight Connector 11">
          <svg:title/>
          <svg:desc/>
        </draw:connector>
      </draw:g>
      <draw:frame draw:id="id198" presentation:style-name="a608" draw:name="Vertical Title 1" svg:x="9.49826in" svg:y="0.75in" svg:width="2.25in" svg:height="5in" presentation:class="title" presentation:placeholder="false">
        <draw:text-box>
          <text:p text:style-name="a607" text:class-names="" text:cond-style-name=""><text:span text:style-name="a605" text:class-names="">Mastertitelformat bearbeiten</text:span><text:span text:style-name="a606" text:class-names=""/></text:p>
        </draw:text-box>
        <svg:title/>
        <svg:desc/>
      </draw:frame>
      <draw:frame draw:id="id199" presentation:style-name="a625" draw:name="Vertical Text Placeholder 2" svg:x="0.75in" svg:y="0.75in" svg:width="8.55556in" svg:height="5.8055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Mastertextformat bearbeite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Zweite Ebene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Fünfte Ebene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630" draw:name="Date Placeholder 3" svg:x="10.8316in" svg:y="6.75in" svg:width="1.75in" svg:height="0.39931in" presentation:class="date-time" presentation:placeholder="false">
        <draw:text-box>
          <text:p text:style-name="a629" text:class-names="" text:cond-style-name=""><text:span text:style-name="a626" text:class-names=""><text:date text:fixed="false" style:data-style-name="a627"/></text:span><text:span text:style-name="a628" text:class-names=""/></text:p>
        </draw:text-box>
        <svg:title/>
        <svg:desc/>
      </draw:frame>
      <draw:frame draw:id="id201" presentation:style-name="a633" draw:name="Footer Placeholder 4" svg:x="0.74826in" svg:y="6.75in" svg:width="8.2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02" presentation:style-name="a637" draw:name="Slide Number Placeholder 5" svg:x="11.33333in" svg:y="6.10069in" svg:width="1.24917in" svg:height="0.73264in" presentation:class="page-number" presentation:placeholder="false">
        <draw:text-box>
          <text:p text:style-name="a636" text:class-names="" text:cond-style-name=""><text:span text:style-name="a634" text:class-names=""><text:page-number style:num-format="1" text:fixed="false"/></text:span><text:span text:style-name="a635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rei schichte Model von Datenbanken</dc:title>
    <meta:initial-creator>Janne Chartron</meta:initial-creator>
    <dc:creator>Janne Chartron</dc:creator>
    <meta:creation-date>2023-11-09T14:48:58Z</meta:creation-date>
    <dc:date>2023-11-09T14:54:45Z</dc:date>
    <meta:template xlink:href="Slice" xlink:type="simple"/>
    <meta:editing-cycles>1</meta:editing-cycles>
    <meta:editing-duration>PT0S</meta:editing-duration>
    <meta:document-statistic meta:paragraph-count="5" meta:word-count="41"/>
  </office:meta>
</office:document-meta>
</file>